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.1666in" style:line-height-at-least="0.2291in"/>
      <style:text-properties style:font-name="Times New Roman" fo:color="#1F1F1F"/>
    </style:style>
    <style:style style:name="P2" style:parent-style-name="Textbody" style:family="paragraph">
      <style:paragraph-properties fo:margin-bottom="0in" style:line-height-at-least="0.2187in"/>
      <style:text-properties style:font-name="Times New Roman" fo:font-weight="bold" style:font-weight-asian="bold" fo:color="#1F1F1F"/>
    </style:style>
    <style:style style:name="P3" style:parent-style-name="Textbody" style:family="paragraph">
      <style:paragraph-properties fo:margin-bottom="0in"/>
      <style:text-properties style:font-name="Times New Roman" fo:color="#1F1F1F"/>
    </style:style>
    <style:style style:name="P4" style:parent-style-name="Textbody" style:family="paragraph">
      <style:paragraph-properties fo:margin-bottom="0in"/>
      <style:text-properties style:font-name="Times New Roman" fo:color="#1F1F1F"/>
    </style:style>
    <style:style style:name="P5" style:parent-style-name="Textbody" style:family="paragraph">
      <style:paragraph-properties fo:margin-bottom="0in"/>
      <style:text-properties style:font-name="Times New Roman" fo:color="#1F1F1F"/>
    </style:style>
    <style:style style:name="P6" style:parent-style-name="Textbody" style:family="paragraph">
      <style:paragraph-properties fo:margin-bottom="0in"/>
      <style:text-properties style:font-name="Times New Roman" fo:color="#1F1F1F"/>
    </style:style>
    <style:style style:name="P7" style:parent-style-name="Textbody" style:family="paragraph">
      <style:paragraph-properties fo:margin-bottom="0in"/>
      <style:text-properties style:font-name="Times New Roman" fo:color="#1F1F1F"/>
    </style:style>
    <style:style style:name="P8" style:parent-style-name="Textbody" style:family="paragraph">
      <style:paragraph-properties fo:margin-bottom="0in"/>
      <style:text-properties style:font-name="Times New Roman" fo:color="#1F1F1F"/>
    </style:style>
    <style:style style:name="P9" style:parent-style-name="Textbody" style:family="paragraph">
      <style:paragraph-properties fo:margin-bottom="0in"/>
      <style:text-properties style:font-name="Times New Roman" fo:color="#1F1F1F"/>
    </style:style>
    <style:style style:name="P10" style:parent-style-name="Textbody" style:family="paragraph">
      <style:paragraph-properties fo:margin-bottom="0in"/>
      <style:text-properties style:font-name="Times New Roman" fo:color="#1F1F1F"/>
    </style:style>
    <style:style style:name="P11" style:parent-style-name="Textbody" style:family="paragraph">
      <style:paragraph-properties fo:margin-bottom="0in" style:line-height-at-least="0.1354in"/>
      <style:text-properties style:font-name="Times New Roman" fo:color="#1F1F1F"/>
    </style:style>
    <style:style style:name="P12" style:parent-style-name="Textbody" style:family="paragraph">
      <style:paragraph-properties fo:margin-bottom="0in"/>
      <style:text-properties style:font-name="Times New Roman" fo:color="#1F1F1F"/>
    </style:style>
    <style:style style:name="P13" style:parent-style-name="Textbody" style:family="paragraph">
      <style:paragraph-properties fo:margin-bottom="0in"/>
      <style:text-properties style:font-name="Times New Roman" fo:color="#1F1F1F"/>
    </style:style>
    <style:style style:name="P14" style:parent-style-name="Textbody" style:family="paragraph">
      <style:paragraph-properties fo:margin-bottom="0in"/>
      <style:text-properties style:font-name="Times New Roman" fo:color="#1F1F1F"/>
    </style:style>
    <style:style style:name="P15" style:parent-style-name="Textbody" style:family="paragraph">
      <style:paragraph-properties fo:margin-bottom="0in"/>
      <style:text-properties style:font-name="Times New Roman" fo:color="#1F1F1F"/>
    </style:style>
    <style:style style:name="P16" style:parent-style-name="Textbody" style:family="paragraph">
      <style:paragraph-properties fo:break-before="page" fo:margin-bottom="0in" style:line-height-at-least="0.1875in"/>
      <style:text-properties style:font-name="Times New Roman" fo:color="#1F1F1F"/>
    </style:style>
    <style:style style:name="P17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18" style:parent-style-name="Textbody" style:family="paragraph">
      <style:paragraph-properties fo:margin-bottom="0in"/>
    </style:style>
    <style:style style:name="T19" style:parent-style-name="Основнойшрифтабзаца" style:family="text">
      <style:text-properties style:font-name="Times New Roman" fo:color="#1F1F1F"/>
    </style:style>
    <style:style style:name="T20" style:parent-style-name="StrongEmphasis" style:family="text">
      <style:text-properties style:font-name="Times New Roman" fo:font-weight="normal" style:font-weight-asian="normal" fo:color="#222222"/>
    </style:style>
    <style:style style:name="T21" style:parent-style-name="Основнойшрифтабзаца" style:family="text">
      <style:text-properties style:font-name="Times New Roman" fo:color="#1F1F1F"/>
    </style:style>
    <style:style style:name="T22" style:parent-style-name="Основнойшрифтабзаца" style:family="text">
      <style:text-properties style:font-name="Times New Roman" fo:color="#1F1F1F"/>
    </style:style>
    <style:style style:name="P23" style:parent-style-name="Textbody" style:family="paragraph">
      <style:paragraph-properties fo:margin-bottom="0in"/>
      <style:text-properties style:font-name="Times New Roman" fo:color="#1F1F1F"/>
    </style:style>
    <style:style style:name="P24" style:parent-style-name="Textbody" style:family="paragraph">
      <style:paragraph-properties fo:margin-bottom="0in"/>
      <style:text-properties style:font-name="Times New Roman" fo:color="#1F1F1F"/>
    </style:style>
    <style:style style:name="P25" style:parent-style-name="Textbody" style:family="paragraph">
      <style:paragraph-properties fo:margin-bottom="0in"/>
      <style:text-properties style:font-name="Times New Roman" fo:color="#1F1F1F"/>
    </style:style>
    <style:style style:name="P26" style:parent-style-name="Textbody" style:family="paragraph">
      <style:paragraph-properties fo:margin-bottom="0in"/>
      <style:text-properties style:font-name="Times New Roman" fo:color="#1F1F1F"/>
    </style:style>
    <style:style style:name="P27" style:parent-style-name="Textbody" style:family="paragraph">
      <style:paragraph-properties fo:margin-bottom="0in"/>
      <style:text-properties style:font-name="Times New Roman" fo:color="#1F1F1F"/>
    </style:style>
    <style:style style:name="P28" style:parent-style-name="Textbody" style:family="paragraph">
      <style:paragraph-properties fo:margin-bottom="0in"/>
      <style:text-properties style:font-name="Times New Roman" fo:color="#1F1F1F"/>
    </style:style>
    <style:style style:name="P29" style:parent-style-name="Textbody" style:family="paragraph">
      <style:paragraph-properties fo:margin-bottom="0in"/>
      <style:text-properties style:font-name="Times New Roman" fo:color="#1F1F1F"/>
    </style:style>
    <style:style style:name="P30" style:parent-style-name="Textbody" style:family="paragraph">
      <style:paragraph-properties fo:margin-bottom="0in"/>
      <style:text-properties style:font-name="Times New Roman" fo:color="#1F1F1F"/>
    </style:style>
    <style:style style:name="P31" style:parent-style-name="Textbody" style:family="paragraph">
      <style:paragraph-properties fo:margin-bottom="0in"/>
      <style:text-properties style:font-name="Times New Roman" fo:color="#1F1F1F"/>
    </style:style>
    <style:style style:name="P32" style:parent-style-name="Textbody" style:family="paragraph">
      <style:paragraph-properties fo:margin-bottom="0in"/>
      <style:text-properties style:font-name="Times New Roman" fo:color="#1F1F1F"/>
    </style:style>
    <style:style style:name="P33" style:parent-style-name="Textbody" style:family="paragraph">
      <style:paragraph-properties fo:margin-bottom="0in"/>
      <style:text-properties style:font-name="Times New Roman" fo:color="#1F1F1F"/>
    </style:style>
    <style:style style:name="P34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5" style:parent-style-name="Textbody" style:family="paragraph">
      <style:paragraph-properties fo:margin-bottom="0in"/>
      <style:text-properties style:font-name="Times New Roman" fo:color="#1F1F1F"/>
    </style:style>
    <style:style style:name="P36" style:parent-style-name="Textbody" style:family="paragraph">
      <style:paragraph-properties fo:margin-bottom="0in"/>
      <style:text-properties style:font-name="Times New Roman" fo:color="#1F1F1F"/>
    </style:style>
    <style:style style:name="P37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38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39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40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41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42" style:parent-style-name="Textbody" style:list-style-name="LFO1" style:family="paragraph">
      <style:paragraph-properties fo:margin-bottom="0in"/>
      <style:text-properties style:font-name="Times New Roman" fo:color="#1F1F1F"/>
    </style:style>
    <style:style style:name="P43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44" style:parent-style-name="Textbody" style:family="paragraph">
      <style:paragraph-properties fo:margin-bottom="0in"/>
      <style:text-properties style:font-name="Times New Roman" fo:color="#1F1F1F"/>
    </style:style>
    <style:style style:name="P45" style:parent-style-name="Textbody" style:family="paragraph">
      <style:paragraph-properties fo:margin-bottom="0in"/>
      <style:text-properties style:font-name="Times New Roman" fo:color="#1F1F1F"/>
    </style:style>
    <style:style style:name="TableColumn47" style:family="table-column">
      <style:table-column-properties style:column-width="3.2215in" style:use-optimal-column-width="false"/>
    </style:style>
    <style:style style:name="TableColumn48" style:family="table-column">
      <style:table-column-properties style:column-width="0.2812in" style:use-optimal-column-width="false"/>
    </style:style>
    <style:style style:name="TableColumn49" style:family="table-column">
      <style:table-column-properties style:column-width="0.5736in" style:use-optimal-column-width="false"/>
    </style:style>
    <style:style style:name="TableColumn50" style:family="table-column">
      <style:table-column-properties style:column-width="0.2812in" style:use-optimal-column-width="false"/>
    </style:style>
    <style:style style:name="Table46" style:family="table">
      <style:table-properties style:width="4.3576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53" style:parent-style-name="TableContents" style:family="paragraph">
      <style:paragraph-properties fo:margin-left="0.3937in">
        <style:tab-stops/>
      </style:paragraph-properties>
    </style:style>
    <style:style style:name="T54" style:parent-style-name="Основнойшрифтабзаца" style:family="text">
      <style:text-properties style:font-name="Times New Roman"/>
    </style:style>
    <style:style style:name="T55" style:parent-style-name="Основнойшрифтабзаца" style:family="text">
      <style:text-properties style:font-name="Times New Roman" fo:color="#000000"/>
    </style:style>
    <style:style style:name="TableCell5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57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5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59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6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1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4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6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6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6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68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69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70" style:parent-style-name="TableContents" style:family="paragraph">
      <style:text-properties style:font-name="Times New Roman"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73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74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75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76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77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78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79" style:parent-style-name="TableContents" style:family="paragraph">
      <style:text-properties style:font-name="Times New Roman" fo:color="#00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2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8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4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8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6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8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88" style:parent-style-name="TableContents" style:family="paragraph">
      <style:text-properties style:font-name="Times New Roman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91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92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93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94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95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96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97" style:parent-style-name="TableContents" style:family="paragraph">
      <style:text-properties style:font-name="Times New Roman" fo:color="#00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00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0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02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0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04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0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06" style:parent-style-name="TableContents" style:family="paragraph">
      <style:text-properties style:font-name="Times New Roman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109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10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111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12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113" style:parent-style-name="TableContents" style:family="paragraph">
      <style:paragraph-properties fo:margin-left="0.3937in">
        <style:tab-stops/>
      </style:paragraph-properties>
      <style:text-properties style:font-name="Times New Roman" fo:color="#000000"/>
    </style:style>
    <style:style style:name="TableCell114" style:family="table-cell">
      <style:table-cell-properties fo:border="none" fo:background-color="#F9F9F9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text-properties style:font-name="Times New Roman" fo:color="#000000"/>
    </style:style>
    <style:style style:name="P116" style:parent-style-name="Textbody" style:family="paragraph">
      <style:paragraph-properties fo:margin-bottom="0in" style:line-height-at-least="0.1875in"/>
    </style:style>
    <style:style style:name="T117" style:parent-style-name="Основнойшрифтабзаца" style:family="text">
      <style:text-properties style:font-name="Times New Roman" fo:color="#FFFFFF"/>
    </style:style>
    <style:style style:name="T118" style:parent-style-name="Основнойшрифтабзаца" style:family="text">
      <style:text-properties style:font-name="Times New Roman" fo:color="#1F1F1F"/>
    </style:style>
    <style:style style:name="P119" style:parent-style-name="Textbody" style:family="paragraph">
      <style:paragraph-properties fo:margin-bottom="0in"/>
      <style:text-properties style:font-name="Times New Roman" fo:color="#1F1F1F"/>
    </style:style>
    <style:style style:name="P120" style:parent-style-name="Textbody" style:family="paragraph">
      <style:paragraph-properties fo:margin-bottom="0in"/>
    </style:style>
    <style:style style:name="T121" style:parent-style-name="Основнойшрифтабзаца" style:family="text">
      <style:text-properties style:font-name="Times New Roman" fo:color="#1F1F1F"/>
    </style:style>
    <style:style style:name="T122" style:parent-style-name="Основнойшрифтабзаца" style:family="text">
      <style:text-properties style:font-name="Times New Roman" fo:color="#1F1F1F"/>
    </style:style>
    <style:style style:name="T123" style:parent-style-name="Основнойшрифтабзаца" style:family="text">
      <style:text-properties style:font-name="Times New Roman" fo:color="#1F1F1F"/>
    </style:style>
    <style:style style:name="T124" style:parent-style-name="Основнойшрифтабзаца" style:family="text">
      <style:text-properties style:font-name="Times New Roman" fo:color="#1F1F1F"/>
    </style:style>
    <style:style style:name="T125" style:parent-style-name="Основнойшрифтабзаца" style:family="text">
      <style:text-properties style:font-name="Times New Roman" fo:color="#1F1F1F"/>
    </style:style>
    <style:style style:name="T126" style:parent-style-name="Основнойшрифтабзаца" style:family="text">
      <style:text-properties style:font-name="Times New Roman" fo:color="#1F1F1F"/>
    </style:style>
    <style:style style:name="T127" style:parent-style-name="Основнойшрифтабзаца" style:family="text">
      <style:text-properties style:font-name="Times New Roman" fo:color="#1F1F1F"/>
    </style:style>
    <style:style style:name="T128" style:parent-style-name="Основнойшрифтабзаца" style:family="text">
      <style:text-properties style:font-name="Times New Roman" fo:color="#1F1F1F"/>
    </style:style>
    <style:style style:name="T129" style:parent-style-name="Основнойшрифтабзаца" style:family="text">
      <style:text-properties style:font-name="Times New Roman" fo:color="#1F1F1F"/>
    </style:style>
    <style:style style:name="P130" style:parent-style-name="Textbody" style:family="paragraph">
      <style:paragraph-properties fo:margin-bottom="0in"/>
      <style:text-properties style:font-name="Times New Roman" fo:color="#1F1F1F"/>
    </style:style>
    <style:style style:name="P131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132" style:parent-style-name="Textbody" style:family="paragraph">
      <style:paragraph-properties fo:margin-bottom="0in"/>
    </style:style>
    <style:style style:name="T133" style:parent-style-name="Основнойшрифтабзаца" style:family="text">
      <style:text-properties style:font-name="Times New Roman" fo:font-weight="bold" style:font-weight-asian="bold" fo:color="#1F1F1F"/>
    </style:style>
    <style:style style:name="T134" style:parent-style-name="Основнойшрифтабзаца" style:family="text">
      <style:text-properties style:font-name="Times New Roman" fo:color="#1F1F1F"/>
    </style:style>
    <style:style style:name="T135" style:parent-style-name="Основнойшрифтабзаца" style:family="text">
      <style:text-properties style:font-name="Times New Roman" fo:color="#1F1F1F"/>
    </style:style>
    <style:style style:name="T136" style:parent-style-name="Основнойшрифтабзаца" style:family="text">
      <style:text-properties style:font-name="Times New Roman" fo:color="#1F1F1F"/>
    </style:style>
    <style:style style:name="P137" style:parent-style-name="Textbody" style:family="paragraph">
      <style:paragraph-properties fo:margin-bottom="0in"/>
    </style:style>
    <style:style style:name="T138" style:parent-style-name="Основнойшрифтабзаца" style:family="text">
      <style:text-properties style:font-name="Times New Roman" fo:font-weight="bold" style:font-weight-asian="bold" fo:color="#1F1F1F"/>
    </style:style>
    <style:style style:name="T139" style:parent-style-name="Основнойшрифтабзаца" style:family="text">
      <style:text-properties style:font-name="Times New Roman" fo:color="#1F1F1F"/>
    </style:style>
    <style:style style:name="T140" style:parent-style-name="Основнойшрифтабзаца" style:family="text">
      <style:text-properties style:font-name="Times New Roman" fo:font-weight="bold" style:font-weight-asian="bold" fo:color="#1F1F1F"/>
    </style:style>
    <style:style style:name="T141" style:parent-style-name="Основнойшрифтабзаца" style:family="text">
      <style:text-properties style:font-name="Times New Roman" fo:color="#1F1F1F"/>
    </style:style>
    <style:style style:name="T142" style:parent-style-name="Основнойшрифтабзаца" style:family="text">
      <style:text-properties style:font-name="Times New Roman" fo:color="#1F1F1F"/>
    </style:style>
    <style:style style:name="P143" style:parent-style-name="Textbody" style:family="paragraph">
      <style:paragraph-properties fo:margin-bottom="0in"/>
    </style:style>
    <style:style style:name="T144" style:parent-style-name="Основнойшрифтабзаца" style:family="text">
      <style:text-properties style:font-name="Times New Roman" fo:font-weight="bold" style:font-weight-asian="bold" fo:color="#1F1F1F"/>
    </style:style>
    <style:style style:name="T145" style:parent-style-name="Основнойшрифтабзаца" style:family="text">
      <style:text-properties style:font-name="Times New Roman" fo:color="#1F1F1F"/>
    </style:style>
    <style:style style:name="T146" style:parent-style-name="Основнойшрифтабзаца" style:family="text">
      <style:text-properties style:font-name="Times New Roman" fo:font-weight="bold" style:font-weight-asian="bold" fo:color="#1F1F1F"/>
    </style:style>
    <style:style style:name="T147" style:parent-style-name="Основнойшрифтабзаца" style:family="text">
      <style:text-properties style:font-name="Times New Roman" fo:font-weight="bold" style:font-weight-asian="bold" fo:color="#1F1F1F"/>
    </style:style>
    <style:style style:name="T148" style:parent-style-name="Основнойшрифтабзаца" style:family="text">
      <style:text-properties style:font-name="Times New Roman" fo:color="#1F1F1F"/>
    </style:style>
    <style:style style:name="T149" style:parent-style-name="Основнойшрифтабзаца" style:family="text">
      <style:text-properties style:font-name="Times New Roman" fo:font-weight="bold" style:font-weight-asian="bold" fo:color="#1F1F1F"/>
    </style:style>
    <style:style style:name="T150" style:parent-style-name="Основнойшрифтабзаца" style:family="text">
      <style:text-properties style:font-name="Times New Roman" fo:color="#1F1F1F"/>
    </style:style>
    <style:style style:name="P151" style:parent-style-name="Textbody" style:family="paragraph">
      <style:paragraph-properties fo:margin-bottom="0in"/>
    </style:style>
    <style:style style:name="T152" style:parent-style-name="Основнойшрифтабзаца" style:family="text">
      <style:text-properties style:font-name="Times New Roman" fo:font-weight="bold" style:font-weight-asian="bold" fo:color="#1F1F1F"/>
    </style:style>
    <style:style style:name="T153" style:parent-style-name="Основнойшрифтабзаца" style:family="text">
      <style:text-properties style:font-name="Times New Roman" fo:color="#1F1F1F"/>
    </style:style>
    <style:style style:name="T154" style:parent-style-name="Основнойшрифтабзаца" style:family="text">
      <style:text-properties style:font-name="Times New Roman" fo:color="#1F1F1F"/>
    </style:style>
    <style:style style:name="T155" style:parent-style-name="Основнойшрифтабзаца" style:family="text">
      <style:text-properties style:font-name="Times New Roman" fo:color="#1F1F1F"/>
    </style:style>
    <style:style style:name="P156" style:parent-style-name="Textbody" style:family="paragraph">
      <style:paragraph-properties fo:margin-bottom="0in"/>
    </style:style>
    <style:style style:name="T157" style:parent-style-name="Основнойшрифтабзаца" style:family="text">
      <style:text-properties style:font-name="Times New Roman" fo:font-weight="bold" style:font-weight-asian="bold" fo:color="#1F1F1F"/>
    </style:style>
    <style:style style:name="T158" style:parent-style-name="Основнойшрифтабзаца" style:family="text">
      <style:text-properties style:font-name="Times New Roman" fo:color="#1F1F1F"/>
    </style:style>
    <style:style style:name="T159" style:parent-style-name="Основнойшрифтабзаца" style:family="text">
      <style:text-properties style:font-name="Times New Roman" fo:color="#1F1F1F"/>
    </style:style>
    <style:style style:name="T160" style:parent-style-name="Основнойшрифтабзаца" style:family="text">
      <style:text-properties style:font-name="Times New Roman" fo:color="#1F1F1F"/>
    </style:style>
    <style:style style:name="P161" style:parent-style-name="Textbody" style:family="paragraph">
      <style:paragraph-properties fo:margin-bottom="0in"/>
    </style:style>
    <style:style style:name="T162" style:parent-style-name="Основнойшрифтабзаца" style:family="text">
      <style:text-properties style:font-name="Times New Roman" fo:font-weight="bold" style:font-weight-asian="bold" fo:color="#1F1F1F"/>
    </style:style>
    <style:style style:name="T163" style:parent-style-name="Основнойшрифтабзаца" style:family="text">
      <style:text-properties style:font-name="Times New Roman" fo:color="#1F1F1F"/>
    </style:style>
    <style:style style:name="T164" style:parent-style-name="Основнойшрифтабзаца" style:family="text">
      <style:text-properties style:font-name="Times New Roman" fo:color="#1F1F1F"/>
    </style:style>
    <style:style style:name="T165" style:parent-style-name="Основнойшрифтабзаца" style:family="text">
      <style:text-properties style:font-name="Times New Roman" fo:color="#1F1F1F"/>
    </style:style>
    <style:style style:name="P166" style:parent-style-name="Textbody" style:family="paragraph">
      <style:paragraph-properties fo:margin-bottom="0in"/>
    </style:style>
    <style:style style:name="T167" style:parent-style-name="Основнойшрифтабзаца" style:family="text">
      <style:text-properties style:font-name="Times New Roman" fo:font-weight="bold" style:font-weight-asian="bold" fo:color="#1F1F1F"/>
    </style:style>
    <style:style style:name="T168" style:parent-style-name="Основнойшрифтабзаца" style:family="text">
      <style:text-properties style:font-name="Times New Roman" fo:color="#1F1F1F"/>
    </style:style>
    <style:style style:name="T169" style:parent-style-name="Основнойшрифтабзаца" style:family="text">
      <style:text-properties style:font-name="Times New Roman" fo:color="#1F1F1F"/>
    </style:style>
    <style:style style:name="T170" style:parent-style-name="Основнойшрифтабзаца" style:family="text">
      <style:text-properties style:font-name="Times New Roman" fo:color="#1F1F1F"/>
    </style:style>
    <style:style style:name="T171" style:parent-style-name="Основнойшрифтабзаца" style:family="text">
      <style:text-properties style:font-name="Times New Roman" fo:color="#1F1F1F"/>
    </style:style>
    <style:style style:name="P172" style:parent-style-name="Textbody" style:family="paragraph">
      <style:paragraph-properties fo:margin-bottom="0in"/>
    </style:style>
    <style:style style:name="T173" style:parent-style-name="Основнойшрифтабзаца" style:family="text">
      <style:text-properties style:font-name="Times New Roman" fo:font-weight="bold" style:font-weight-asian="bold" fo:color="#1F1F1F"/>
    </style:style>
    <style:style style:name="T174" style:parent-style-name="Основнойшрифтабзаца" style:family="text">
      <style:text-properties style:font-name="Times New Roman" fo:color="#1F1F1F"/>
    </style:style>
    <style:style style:name="T175" style:parent-style-name="Основнойшрифтабзаца" style:family="text">
      <style:text-properties style:font-name="Times New Roman" fo:color="#1F1F1F"/>
    </style:style>
    <style:style style:name="T176" style:parent-style-name="Основнойшрифтабзаца" style:family="text">
      <style:text-properties style:font-name="Times New Roman" fo:color="#1F1F1F"/>
    </style:style>
    <style:style style:name="T177" style:parent-style-name="Основнойшрифтабзаца" style:family="text">
      <style:text-properties style:font-name="Times New Roman" fo:color="#1F1F1F"/>
    </style:style>
    <style:style style:name="P178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179" style:parent-style-name="Textbody" style:family="paragraph">
      <style:paragraph-properties fo:margin-bottom="0in"/>
      <style:text-properties style:font-name="Times New Roman" fo:color="#1F1F1F"/>
    </style:style>
    <style:style style:name="P180" style:parent-style-name="Textbody" style:family="paragraph">
      <style:paragraph-properties fo:margin-bottom="0in"/>
      <style:text-properties style:font-name="Times New Roman" fo:color="#1F1F1F"/>
    </style:style>
    <style:style style:name="P181" style:parent-style-name="Textbody" style:list-style-name="LFO2" style:family="paragraph">
      <style:paragraph-properties fo:margin-bottom="0in"/>
      <style:text-properties style:font-name="Times New Roman" fo:color="#1F1F1F"/>
    </style:style>
    <style:style style:name="P182" style:parent-style-name="Textbody" style:list-style-name="LFO2" style:family="paragraph">
      <style:paragraph-properties fo:margin-bottom="0in"/>
      <style:text-properties style:font-name="Times New Roman" fo:color="#1F1F1F"/>
    </style:style>
    <style:style style:name="P183" style:parent-style-name="Textbody" style:list-style-name="LFO2" style:family="paragraph">
      <style:paragraph-properties fo:margin-bottom="0in"/>
      <style:text-properties style:font-name="Times New Roman" fo:color="#1F1F1F"/>
    </style:style>
    <style:style style:name="P184" style:parent-style-name="Textbody" style:list-style-name="LFO2" style:family="paragraph">
      <style:paragraph-properties fo:margin-bottom="0in"/>
      <style:text-properties style:font-name="Times New Roman" fo:color="#1F1F1F"/>
    </style:style>
    <style:style style:name="P185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186" style:parent-style-name="Textbody" style:family="paragraph">
      <style:paragraph-properties fo:margin-bottom="0in"/>
      <style:text-properties style:font-name="Times New Roman" fo:color="#1F1F1F"/>
    </style:style>
    <style:style style:name="P187" style:parent-style-name="Textbody" style:family="paragraph">
      <style:paragraph-properties fo:margin-bottom="0in"/>
      <style:text-properties style:font-name="Times New Roman" fo:color="#1F1F1F"/>
    </style:style>
    <style:style style:name="P188" style:parent-style-name="Textbody" style:list-style-name="LFO3" style:family="paragraph">
      <style:paragraph-properties fo:margin-bottom="0in"/>
      <style:text-properties style:font-name="Times New Roman" fo:color="#1F1F1F"/>
    </style:style>
    <style:style style:name="P189" style:parent-style-name="Textbody" style:list-style-name="LFO3" style:family="paragraph">
      <style:paragraph-properties fo:margin-bottom="0in"/>
      <style:text-properties style:font-name="Times New Roman" fo:color="#1F1F1F"/>
    </style:style>
    <style:style style:name="P190" style:parent-style-name="Textbody" style:list-style-name="LFO3" style:family="paragraph">
      <style:paragraph-properties fo:margin-bottom="0in"/>
      <style:text-properties style:font-name="Times New Roman" fo:color="#1F1F1F"/>
    </style:style>
    <style:style style:name="P191" style:parent-style-name="Textbody" style:list-style-name="LFO3" style:family="paragraph">
      <style:paragraph-properties fo:margin-bottom="0in"/>
      <style:text-properties style:font-name="Times New Roman" fo:color="#1F1F1F"/>
    </style:style>
    <style:style style:name="P192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193" style:parent-style-name="Textbody" style:family="paragraph">
      <style:paragraph-properties fo:margin-bottom="0in"/>
      <style:text-properties style:font-name="Times New Roman" fo:color="#1F1F1F"/>
    </style:style>
    <style:style style:name="P194" style:parent-style-name="Textbody" style:family="paragraph">
      <style:paragraph-properties fo:margin-bottom="0in"/>
      <style:text-properties style:font-name="Times New Roman" fo:color="#1F1F1F"/>
    </style:style>
    <style:style style:name="P195" style:parent-style-name="Textbody" style:list-style-name="LFO4" style:family="paragraph">
      <style:paragraph-properties fo:margin-bottom="0in"/>
      <style:text-properties style:font-name="Times New Roman" fo:color="#1F1F1F"/>
    </style:style>
    <style:style style:name="P196" style:parent-style-name="Textbody" style:list-style-name="LFO4" style:family="paragraph">
      <style:paragraph-properties fo:margin-bottom="0in"/>
      <style:text-properties style:font-name="Times New Roman" fo:color="#1F1F1F"/>
    </style:style>
    <style:style style:name="P197" style:parent-style-name="Textbody" style:list-style-name="LFO4" style:family="paragraph">
      <style:paragraph-properties fo:margin-bottom="0in"/>
      <style:text-properties style:font-name="Times New Roman" fo:color="#1F1F1F"/>
    </style:style>
    <style:style style:name="P198" style:parent-style-name="Textbody" style:list-style-name="LFO4" style:family="paragraph">
      <style:paragraph-properties fo:margin-bottom="0in"/>
      <style:text-properties style:font-name="Times New Roman" fo:color="#1F1F1F"/>
    </style:style>
    <style:style style:name="P199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200" style:parent-style-name="Textbody" style:family="paragraph">
      <style:paragraph-properties fo:margin-bottom="0in"/>
      <style:text-properties style:font-name="Times New Roman" fo:color="#1F1F1F"/>
    </style:style>
    <style:style style:name="P201" style:parent-style-name="Textbody" style:family="paragraph">
      <style:paragraph-properties fo:margin-bottom="0in"/>
      <style:text-properties style:font-name="Times New Roman" fo:color="#1F1F1F"/>
    </style:style>
    <style:style style:name="P202" style:parent-style-name="Textbody" style:list-style-name="LFO5" style:family="paragraph">
      <style:paragraph-properties fo:margin-bottom="0in"/>
      <style:text-properties style:font-name="Times New Roman" fo:color="#1F1F1F"/>
    </style:style>
    <style:style style:name="P203" style:parent-style-name="Textbody" style:list-style-name="LFO5" style:family="paragraph">
      <style:paragraph-properties fo:margin-bottom="0in"/>
      <style:text-properties style:font-name="Times New Roman" fo:color="#1F1F1F"/>
    </style:style>
    <style:style style:name="P204" style:parent-style-name="Textbody" style:list-style-name="LFO5" style:family="paragraph">
      <style:paragraph-properties fo:margin-bottom="0in"/>
      <style:text-properties style:font-name="Times New Roman" fo:color="#1F1F1F"/>
    </style:style>
    <style:style style:name="P205" style:parent-style-name="Textbody" style:list-style-name="LFO5" style:family="paragraph">
      <style:paragraph-properties fo:margin-bottom="0in"/>
      <style:text-properties style:font-name="Times New Roman" fo:color="#1F1F1F"/>
    </style:style>
    <style:style style:name="P206" style:parent-style-name="Textbody" style:family="paragraph">
      <style:paragraph-properties fo:margin-bottom="0in"/>
      <style:text-properties style:font-name="Times New Roman" fo:color="#1F1F1F"/>
    </style:style>
    <style:style style:name="P207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208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209" style:parent-style-name="Textbody" style:family="paragraph">
      <style:paragraph-properties fo:margin-bottom="0in"/>
      <style:text-properties style:font-name="Times New Roman" fo:color="#1F1F1F"/>
    </style:style>
    <style:style style:name="P210" style:parent-style-name="Textbody" style:family="paragraph">
      <style:paragraph-properties fo:margin-bottom="0in"/>
      <style:text-properties style:font-name="Times New Roman" fo:color="#1F1F1F"/>
    </style:style>
    <style:style style:name="P211" style:parent-style-name="Textbody" style:family="paragraph">
      <style:paragraph-properties fo:margin-bottom="0in"/>
      <style:text-properties style:font-name="Times New Roman" fo:color="#1F1F1F"/>
    </style:style>
    <style:style style:name="P212" style:parent-style-name="Textbody" style:family="paragraph">
      <style:paragraph-properties fo:margin-bottom="0in"/>
      <style:text-properties style:font-name="Times New Roman" fo:color="#1F1F1F"/>
    </style:style>
    <style:style style:name="P213" style:parent-style-name="Textbody" style:family="paragraph">
      <style:paragraph-properties fo:margin-bottom="0in"/>
      <style:text-properties style:font-name="Times New Roman" fo:color="#1F1F1F"/>
    </style:style>
    <style:style style:name="P214" style:parent-style-name="Textbody" style:family="paragraph">
      <style:paragraph-properties style:line-height-at-least="0.1875in"/>
      <style:text-properties style:font-name="Times New Roman" fo:font-weight="bold" style:font-weight-asian="bold"/>
    </style:style>
    <style:style style:name="P215" style:parent-style-name="Textbody" style:family="paragraph">
      <style:paragraph-properties fo:margin-bottom="0in"/>
      <style:text-properties style:font-name="Times New Roman" fo:color="#1F1F1F"/>
    </style:style>
    <style:style style:name="P216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217" style:parent-style-name="Textbody" style:family="paragraph">
      <style:paragraph-properties fo:margin-bottom="0in"/>
    </style:style>
    <style:style style:name="T218" style:parent-style-name="StrongEmphasis" style:family="text">
      <style:text-properties style:font-name="Times New Roman" fo:font-weight="normal" style:font-weight-asian="normal" fo:color="#222222"/>
    </style:style>
    <style:style style:name="T219" style:parent-style-name="Основнойшрифтабзаца" style:family="text">
      <style:text-properties style:font-name="Times New Roman" fo:color="#1F1F1F"/>
    </style:style>
    <style:style style:name="P220" style:parent-style-name="Textbody" style:family="paragraph">
      <style:paragraph-properties fo:margin-bottom="0in"/>
    </style:style>
    <style:style style:name="T221" style:parent-style-name="StrongEmphasis" style:family="text">
      <style:text-properties style:font-name="Times New Roman" fo:font-weight="normal" style:font-weight-asian="normal" fo:color="#222222"/>
    </style:style>
    <style:style style:name="T222" style:parent-style-name="StrongEmphasis" style:family="text">
      <style:text-properties style:font-name="Times New Roman" fo:font-weight="normal" style:font-weight-asian="normal" fo:color="#222222"/>
    </style:style>
    <style:style style:name="T223" style:parent-style-name="Основнойшрифтабзаца" style:family="text">
      <style:text-properties style:font-name="Times New Roman" fo:color="#1F1F1F"/>
    </style:style>
    <style:style style:name="P224" style:parent-style-name="Textbody" style:family="paragraph">
      <style:paragraph-properties fo:margin-bottom="0in"/>
    </style:style>
    <style:style style:name="T225" style:parent-style-name="StrongEmphasis" style:family="text">
      <style:text-properties style:font-name="Times New Roman" fo:font-weight="normal" style:font-weight-asian="normal" fo:color="#222222"/>
    </style:style>
    <style:style style:name="T226" style:parent-style-name="Основнойшрифтабзаца" style:family="text">
      <style:text-properties style:font-name="Times New Roman" fo:color="#1F1F1F"/>
    </style:style>
    <style:style style:name="T227" style:parent-style-name="Основнойшрифтабзаца" style:family="text">
      <style:text-properties style:font-name="Times New Roman" fo:color="#1F1F1F"/>
    </style:style>
    <style:style style:name="P228" style:parent-style-name="Textbody" style:family="paragraph">
      <style:paragraph-properties fo:margin-bottom="0in"/>
    </style:style>
    <style:style style:name="T229" style:parent-style-name="StrongEmphasis" style:family="text">
      <style:text-properties style:font-name="Times New Roman" fo:font-weight="normal" style:font-weight-asian="normal" fo:color="#222222"/>
    </style:style>
    <style:style style:name="T230" style:parent-style-name="Основнойшрифтабзаца" style:family="text">
      <style:text-properties style:font-name="Times New Roman" fo:color="#1F1F1F"/>
    </style:style>
    <style:style style:name="T231" style:parent-style-name="Основнойшрифтабзаца" style:family="text">
      <style:text-properties style:font-name="Times New Roman" fo:color="#1F1F1F"/>
    </style:style>
    <style:style style:name="P232" style:parent-style-name="Textbody" style:family="paragraph">
      <style:paragraph-properties fo:margin-bottom="0in"/>
    </style:style>
    <style:style style:name="T233" style:parent-style-name="StrongEmphasis" style:family="text">
      <style:text-properties style:font-name="Times New Roman" fo:font-weight="normal" style:font-weight-asian="normal" fo:color="#222222"/>
    </style:style>
    <style:style style:name="T234" style:parent-style-name="Основнойшрифтабзаца" style:family="text">
      <style:text-properties style:font-name="Times New Roman" fo:color="#1F1F1F"/>
    </style:style>
    <style:style style:name="T235" style:parent-style-name="Основнойшрифтабзаца" style:family="text">
      <style:text-properties style:font-name="Times New Roman" fo:color="#1F1F1F"/>
    </style:style>
    <style:style style:name="P236" style:parent-style-name="Textbody" style:family="paragraph">
      <style:paragraph-properties fo:margin-bottom="0in"/>
      <style:text-properties style:font-name="Times New Roman" fo:color="#1F1F1F"/>
    </style:style>
    <style:style style:name="P237" style:parent-style-name="Textbody" style:family="paragraph">
      <style:paragraph-properties fo:margin-bottom="0in"/>
      <style:text-properties style:font-name="Times New Roman" fo:color="#1F1F1F"/>
    </style:style>
    <style:style style:name="P238" style:parent-style-name="Textbody" style:family="paragraph">
      <style:paragraph-properties fo:margin-bottom="0in"/>
      <style:text-properties style:font-name="Times New Roman" fo:color="#1F1F1F"/>
    </style:style>
    <style:style style:name="P239" style:parent-style-name="Textbody" style:family="paragraph">
      <style:paragraph-properties fo:margin-bottom="0in"/>
    </style:style>
    <style:style style:name="T240" style:parent-style-name="StrongEmphasis" style:family="text">
      <style:text-properties style:font-name="Times New Roman" fo:font-weight="normal" style:font-weight-asian="normal" fo:color="#222222"/>
    </style:style>
    <style:style style:name="T241" style:parent-style-name="Основнойшрифтабзаца" style:family="text">
      <style:text-properties style:font-name="Times New Roman" fo:color="#1F1F1F"/>
    </style:style>
    <style:style style:name="T242" style:parent-style-name="Основнойшрифтабзаца" style:family="text">
      <style:text-properties style:font-name="Times New Roman" fo:color="#1F1F1F"/>
    </style:style>
    <style:style style:name="P243" style:parent-style-name="Textbody" style:family="paragraph">
      <style:paragraph-properties fo:margin-bottom="0in"/>
    </style:style>
    <style:style style:name="T244" style:parent-style-name="StrongEmphasis" style:family="text">
      <style:text-properties style:font-name="Times New Roman" fo:font-weight="normal" style:font-weight-asian="normal" fo:color="#222222"/>
    </style:style>
    <style:style style:name="T245" style:parent-style-name="Основнойшрифтабзаца" style:family="text">
      <style:text-properties style:font-name="Times New Roman" fo:color="#1F1F1F"/>
    </style:style>
    <style:style style:name="T246" style:parent-style-name="Основнойшрифтабзаца" style:family="text">
      <style:text-properties style:font-name="Times New Roman" fo:color="#1F1F1F"/>
    </style:style>
    <style:style style:name="T247" style:parent-style-name="Основнойшрифтабзаца" style:family="text">
      <style:text-properties style:font-name="Times New Roman" fo:color="#1F1F1F"/>
    </style:style>
    <style:style style:name="P248" style:parent-style-name="Textbody" style:family="paragraph">
      <style:paragraph-properties fo:margin-bottom="0in"/>
    </style:style>
    <style:style style:name="T249" style:parent-style-name="StrongEmphasis" style:family="text">
      <style:text-properties style:font-name="Times New Roman" fo:font-weight="normal" style:font-weight-asian="normal" fo:color="#222222"/>
    </style:style>
    <style:style style:name="T250" style:parent-style-name="Основнойшрифтабзаца" style:family="text">
      <style:text-properties style:font-name="Times New Roman" fo:color="#1F1F1F"/>
    </style:style>
    <style:style style:name="T251" style:parent-style-name="Основнойшрифтабзаца" style:family="text">
      <style:text-properties style:font-name="Times New Roman" fo:color="#1F1F1F"/>
    </style:style>
    <style:style style:name="P252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253" style:parent-style-name="Textbody" style:family="paragraph">
      <style:paragraph-properties fo:margin-bottom="0in"/>
      <style:text-properties style:font-name="Times New Roman" fo:color="#1F1F1F"/>
    </style:style>
    <style:style style:name="P254" style:parent-style-name="Textbody" style:family="paragraph">
      <style:paragraph-properties fo:text-align="center" fo:margin-bottom="0in"/>
      <style:text-properties style:font-name="Times New Roman" fo:color="#1F1F1F"/>
    </style:style>
    <style:style style:name="P255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56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57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58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59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0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261" style:parent-style-name="Textbody" style:family="paragraph">
      <style:paragraph-properties fo:margin-bottom="0in"/>
      <style:text-properties style:font-name="Times New Roman" fo:color="#1F1F1F"/>
    </style:style>
    <style:style style:name="P262" style:parent-style-name="Textbody" style:family="paragraph">
      <style:paragraph-properties fo:margin-bottom="0in"/>
      <style:text-properties style:font-name="Times New Roman" fo:color="#1F1F1F"/>
    </style:style>
    <style:style style:name="P263" style:parent-style-name="Textbody" style:family="paragraph">
      <style:paragraph-properties fo:text-align="center" fo:margin-bottom="0in"/>
      <style:text-properties style:font-name="Times New Roman" fo:color="#1F1F1F"/>
    </style:style>
    <style:style style:name="P264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5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6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7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8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69" style:parent-style-name="Textbody" style:family="paragraph">
      <style:paragraph-properties fo:text-align="justify" fo:margin-bottom="0in"/>
      <style:text-properties style:font-name="Times New Roman" fo:color="#1F1F1F"/>
    </style:style>
    <style:style style:name="P270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271" style:parent-style-name="Textbody" style:family="paragraph">
      <style:paragraph-properties fo:margin-bottom="0in"/>
    </style:style>
    <style:style style:name="T272" style:parent-style-name="StrongEmphasis" style:family="text">
      <style:text-properties style:font-name="Times New Roman" fo:color="#222222"/>
    </style:style>
    <style:style style:name="T273" style:parent-style-name="StrongEmphasis" style:family="text">
      <style:text-properties style:font-name="Times New Roman" fo:font-weight="normal" style:font-weight-asian="normal" fo:color="#222222"/>
    </style:style>
    <style:style style:name="T274" style:parent-style-name="Основнойшрифтабзаца" style:family="text">
      <style:text-properties style:font-name="Times New Roman" fo:color="#1F1F1F"/>
    </style:style>
    <style:style style:name="T275" style:parent-style-name="Основнойшрифтабзаца" style:family="text">
      <style:text-properties style:font-name="Times New Roman" fo:color="#1F1F1F"/>
    </style:style>
    <style:style style:name="P276" style:parent-style-name="Textbody" style:family="paragraph">
      <style:paragraph-properties fo:margin-bottom="0in"/>
    </style:style>
    <style:style style:name="T277" style:parent-style-name="StrongEmphasis" style:family="text">
      <style:text-properties style:font-name="Times New Roman" fo:font-weight="normal" style:font-weight-asian="normal" fo:color="#222222"/>
    </style:style>
    <style:style style:name="T278" style:parent-style-name="Основнойшрифтабзаца" style:family="text">
      <style:text-properties style:font-name="Times New Roman" fo:color="#1F1F1F"/>
    </style:style>
    <style:style style:name="T279" style:parent-style-name="Основнойшрифтабзаца" style:family="text">
      <style:text-properties style:font-name="Times New Roman" fo:color="#1F1F1F"/>
    </style:style>
    <style:style style:name="T280" style:parent-style-name="Основнойшрифтабзаца" style:family="text">
      <style:text-properties style:font-name="Times New Roman" fo:color="#000000"/>
    </style:style>
    <style:style style:name="T281" style:parent-style-name="Основнойшрифтабзаца" style:family="text">
      <style:text-properties style:font-name="Times New Roman" fo:color="#1F1F1F"/>
    </style:style>
    <style:style style:name="T282" style:parent-style-name="Основнойшрифтабзаца" style:family="text">
      <style:text-properties style:font-name="Times New Roman" fo:color="#1F1F1F"/>
    </style:style>
    <style:style style:name="P283" style:parent-style-name="Textbody" style:family="paragraph">
      <style:paragraph-properties fo:margin-bottom="0in"/>
    </style:style>
    <style:style style:name="T284" style:parent-style-name="Основнойшрифтабзаца" style:family="text">
      <style:text-properties style:font-name="Times New Roman" fo:color="#1F1F1F"/>
    </style:style>
    <style:style style:name="T285" style:parent-style-name="StrongEmphasis" style:family="text">
      <style:text-properties style:font-name="Times New Roman" fo:font-weight="normal" style:font-weight-asian="normal" fo:color="#222222"/>
    </style:style>
    <style:style style:name="T286" style:parent-style-name="StrongEmphasis" style:family="text">
      <style:text-properties style:font-name="Times New Roman" fo:font-weight="normal" style:font-weight-asian="normal" fo:color="#222222"/>
    </style:style>
    <style:style style:name="P287" style:parent-style-name="Textbody" style:family="paragraph">
      <style:paragraph-properties fo:margin-bottom="0in"/>
      <style:text-properties style:font-name="Times New Roman" fo:color="#1F1F1F"/>
    </style:style>
    <style:style style:name="P288" style:parent-style-name="Textbody" style:family="paragraph">
      <style:paragraph-properties fo:margin-bottom="0in"/>
      <style:text-properties style:font-name="Times New Roman" fo:color="#1F1F1F"/>
    </style:style>
    <style:style style:name="P289" style:parent-style-name="Textbody" style:family="paragraph">
      <style:paragraph-properties fo:margin-bottom="0in"/>
      <style:text-properties style:font-name="Times New Roman" fo:color="#1F1F1F"/>
    </style:style>
    <style:style style:name="P290" style:parent-style-name="Textbody" style:family="paragraph">
      <style:paragraph-properties fo:margin-bottom="0in"/>
      <style:text-properties style:font-name="Times New Roman" fo:color="#1F1F1F"/>
    </style:style>
    <style:style style:name="P291" style:parent-style-name="Textbody" style:family="paragraph">
      <style:paragraph-properties fo:margin-bottom="0in"/>
      <style:text-properties style:font-name="Times New Roman" fo:color="#1F1F1F"/>
    </style:style>
    <style:style style:name="P292" style:parent-style-name="Textbody" style:family="paragraph">
      <style:paragraph-properties fo:margin-bottom="0in"/>
      <style:text-properties style:font-name="Times New Roman" fo:color="#1F1F1F"/>
    </style:style>
    <style:style style:name="P293" style:parent-style-name="Textbody" style:family="paragraph">
      <style:paragraph-properties fo:margin-bottom="0in"/>
      <style:text-properties style:font-name="Times New Roman" fo:color="#1F1F1F"/>
    </style:style>
    <style:style style:name="P294" style:parent-style-name="Textbody" style:family="paragraph">
      <style:paragraph-properties fo:margin-bottom="0in"/>
      <style:text-properties style:font-name="Times New Roman" fo:color="#1F1F1F"/>
    </style:style>
    <style:style style:name="P295" style:parent-style-name="Textbody" style:family="paragraph">
      <style:paragraph-properties fo:margin-bottom="0in"/>
      <style:text-properties style:font-name="Times New Roman" fo:color="#1F1F1F"/>
    </style:style>
    <style:style style:name="P296" style:parent-style-name="Textbody" style:family="paragraph">
      <style:paragraph-properties fo:margin-bottom="0in"/>
      <style:text-properties style:font-name="Times New Roman" fo:color="#1F1F1F"/>
    </style:style>
    <style:style style:name="P297" style:parent-style-name="Textbody" style:family="paragraph">
      <style:paragraph-properties fo:margin-bottom="0in"/>
      <style:text-properties style:font-name="Times New Roman" fo:color="#1F1F1F"/>
    </style:style>
    <style:style style:name="P298" style:parent-style-name="Textbody" style:family="paragraph">
      <style:paragraph-properties fo:margin-bottom="0in"/>
      <style:text-properties style:font-name="Times New Roman" fo:color="#1F1F1F"/>
    </style:style>
    <style:style style:name="P299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00" style:parent-style-name="Textbody" style:family="paragraph">
      <style:paragraph-properties fo:margin-bottom="0in"/>
      <style:text-properties style:font-name="Times New Roman" fo:color="#1F1F1F"/>
    </style:style>
    <style:style style:name="P301" style:parent-style-name="Textbody" style:family="paragraph">
      <style:paragraph-properties fo:margin-bottom="0in"/>
      <style:text-properties style:font-name="Times New Roman" fo:color="#1F1F1F"/>
    </style:style>
    <style:style style:name="P302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3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4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5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6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7" style:parent-style-name="Textbody" style:list-style-name="LFO6" style:family="paragraph">
      <style:paragraph-properties fo:margin-bottom="0in"/>
      <style:text-properties style:font-name="Times New Roman" fo:color="#1F1F1F"/>
    </style:style>
    <style:style style:name="P308" style:parent-style-name="Textbody" style:family="paragraph">
      <style:paragraph-properties fo:margin-bottom="0in"/>
      <style:text-properties style:font-name="Times New Roman" fo:color="#1F1F1F"/>
    </style:style>
    <style:style style:name="P309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310" style:parent-style-name="Textbody" style:family="paragraph">
      <style:paragraph-properties fo:margin-bottom="0in"/>
    </style:style>
    <style:style style:name="T311" style:parent-style-name="StrongEmphasis" style:family="text">
      <style:text-properties style:font-name="Times New Roman" fo:font-weight="normal" style:font-weight-asian="normal" fo:color="#222222"/>
    </style:style>
    <style:style style:name="T312" style:parent-style-name="Основнойшрифтабзаца" style:family="text">
      <style:text-properties style:font-name="Times New Roman" fo:color="#1F1F1F"/>
    </style:style>
    <style:style style:name="T313" style:parent-style-name="Основнойшрифтабзаца" style:family="text">
      <style:text-properties style:font-name="Times New Roman" fo:color="#1F1F1F"/>
    </style:style>
    <style:style style:name="P314" style:parent-style-name="Textbody" style:family="paragraph">
      <style:paragraph-properties fo:margin-bottom="0in"/>
    </style:style>
    <style:style style:name="T315" style:parent-style-name="Основнойшрифтабзаца" style:family="text">
      <style:text-properties style:font-name="Times New Roman" fo:color="#1F1F1F"/>
    </style:style>
    <style:style style:name="T316" style:parent-style-name="Основнойшрифтабзаца" style:family="text">
      <style:text-properties style:font-name="Times New Roman" fo:color="#1F1F1F"/>
    </style:style>
    <style:style style:name="T317" style:parent-style-name="StrongEmphasis" style:family="text">
      <style:text-properties style:font-name="Times New Roman" fo:font-weight="normal" style:font-weight-asian="normal" fo:color="#222222"/>
    </style:style>
    <style:style style:name="T318" style:parent-style-name="Основнойшрифтабзаца" style:family="text">
      <style:text-properties style:font-name="Times New Roman" fo:color="#1F1F1F"/>
    </style:style>
    <style:style style:name="P319" style:parent-style-name="Textbody" style:family="paragraph">
      <style:paragraph-properties fo:margin-bottom="0in"/>
      <style:text-properties style:font-name="Times New Roman" fo:color="#1F1F1F"/>
    </style:style>
    <style:style style:name="P320" style:parent-style-name="Textbody" style:family="paragraph">
      <style:paragraph-properties fo:margin-bottom="0in"/>
      <style:text-properties style:font-name="Times New Roman" fo:color="#1F1F1F"/>
    </style:style>
    <style:style style:name="P321" style:parent-style-name="Textbody" style:family="paragraph">
      <style:paragraph-properties fo:margin-bottom="0in"/>
      <style:text-properties style:font-name="Times New Roman" fo:color="#1F1F1F"/>
    </style:style>
    <style:style style:name="P322" style:parent-style-name="Textbody" style:family="paragraph">
      <style:paragraph-properties fo:margin-bottom="0in"/>
      <style:text-properties style:font-name="Times New Roman" fo:color="#1F1F1F"/>
    </style:style>
    <style:style style:name="P323" style:parent-style-name="Textbody" style:family="paragraph">
      <style:paragraph-properties fo:margin-bottom="0in"/>
      <style:text-properties style:font-name="Times New Roman" fo:color="#1F1F1F"/>
    </style:style>
    <style:style style:name="P324" style:parent-style-name="Textbody" style:family="paragraph">
      <style:paragraph-properties fo:margin-bottom="0in"/>
    </style:style>
    <style:style style:name="T325" style:parent-style-name="Основнойшрифтабзаца" style:family="text">
      <style:text-properties style:font-name="Times New Roman" fo:color="#1F1F1F"/>
    </style:style>
    <style:style style:name="T326" style:parent-style-name="Основнойшрифтабзаца" style:family="text">
      <style:text-properties style:font-name="Times New Roman" fo:color="#1F1F1F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fo:color="#1F1F1F"/>
    </style:style>
    <style:style style:name="T328" style:parent-style-name="Основнойшрифтабзаца" style:family="text">
      <style:text-properties style:font-name="Times New Roman" fo:color="#1F1F1F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color="#1F1F1F"/>
    </style:style>
    <style:style style:name="P330" style:parent-style-name="Textbody" style:family="paragraph">
      <style:paragraph-properties fo:margin-bottom="0in"/>
      <style:text-properties style:font-name="Times New Roman" fo:color="#1F1F1F"/>
    </style:style>
    <style:style style:name="P331" style:parent-style-name="Textbody" style:family="paragraph">
      <style:paragraph-properties fo:margin-bottom="0in"/>
      <style:text-properties style:font-name="Times New Roman" fo:color="#1F1F1F"/>
    </style:style>
    <style:style style:name="P332" style:parent-style-name="Textbody" style:family="paragraph">
      <style:paragraph-properties fo:margin-bottom="0in"/>
      <style:text-properties style:font-name="Times New Roman" fo:color="#1F1F1F"/>
    </style:style>
    <style:style style:name="P333" style:parent-style-name="Textbody" style:family="paragraph">
      <style:paragraph-properties fo:margin-bottom="0in"/>
      <style:text-properties style:font-name="Times New Roman" fo:color="#1F1F1F"/>
    </style:style>
    <style:style style:name="P334" style:parent-style-name="Textbody" style:family="paragraph">
      <style:paragraph-properties fo:margin-bottom="0in"/>
      <style:text-properties style:font-name="Times New Roman" fo:color="#1F1F1F"/>
    </style:style>
    <style:style style:name="P335" style:parent-style-name="Textbody" style:family="paragraph">
      <style:paragraph-properties fo:margin-bottom="0in"/>
      <style:text-properties style:font-name="Times New Roman" fo:color="#1F1F1F"/>
    </style:style>
    <style:style style:name="P336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37" style:parent-style-name="Textbody" style:family="paragraph">
      <style:paragraph-properties fo:margin-bottom="0in"/>
      <style:text-properties style:font-name="Times New Roman" fo:color="#1F1F1F"/>
    </style:style>
    <style:style style:name="P338" style:parent-style-name="Textbody" style:family="paragraph">
      <style:paragraph-properties fo:margin-bottom="0in"/>
      <style:text-properties style:font-name="Times New Roman" fo:color="#1F1F1F"/>
    </style:style>
    <style:style style:name="P339" style:parent-style-name="Textbody" style:family="paragraph">
      <style:paragraph-properties fo:text-align="center" fo:margin-bottom="0in"/>
      <style:text-properties style:font-name="Times New Roman" fo:color="#1F1F1F"/>
    </style:style>
    <style:style style:name="P340" style:parent-style-name="Textbody" style:family="paragraph">
      <style:paragraph-properties fo:text-align="justify" fo:margin-bottom="0in"/>
      <style:text-properties style:font-name="Times New Roman" fo:color="#1F1F1F"/>
    </style:style>
    <style:style style:name="P341" style:parent-style-name="Textbody" style:family="paragraph">
      <style:paragraph-properties fo:text-align="justify" fo:margin-bottom="0in"/>
      <style:text-properties style:font-name="Times New Roman" fo:color="#1F1F1F"/>
    </style:style>
    <style:style style:name="P342" style:parent-style-name="Textbody" style:family="paragraph">
      <style:paragraph-properties fo:text-align="justify" fo:margin-bottom="0in"/>
      <style:text-properties style:font-name="Times New Roman" fo:color="#1F1F1F"/>
    </style:style>
    <style:style style:name="P343" style:parent-style-name="Textbody" style:family="paragraph">
      <style:paragraph-properties fo:text-align="justify" fo:margin-bottom="0in"/>
      <style:text-properties style:font-name="Times New Roman" fo:color="#1F1F1F"/>
    </style:style>
    <style:style style:name="P344" style:parent-style-name="Textbody" style:family="paragraph">
      <style:paragraph-properties fo:text-align="justify" fo:margin-bottom="0in"/>
      <style:text-properties style:font-name="Times New Roman" fo:color="#1F1F1F"/>
    </style:style>
    <style:style style:name="P345" style:parent-style-name="Textbody" style:family="paragraph">
      <style:paragraph-properties fo:margin-bottom="0in"/>
      <style:text-properties style:font-name="Times New Roman" fo:color="#1F1F1F"/>
    </style:style>
    <style:style style:name="P346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47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348" style:parent-style-name="Textbody" style:family="paragraph">
      <style:paragraph-properties fo:margin-bottom="0in"/>
      <style:text-properties style:font-name="Times New Roman" fo:color="#1F1F1F"/>
    </style:style>
    <style:style style:name="P349" style:parent-style-name="Textbody" style:family="paragraph">
      <style:paragraph-properties fo:margin-bottom="0in"/>
      <style:text-properties style:font-name="Times New Roman" fo:color="#1F1F1F"/>
    </style:style>
    <style:style style:name="P350" style:parent-style-name="Textbody" style:family="paragraph">
      <style:paragraph-properties fo:margin-bottom="0in"/>
    </style:style>
    <style:style style:name="T351" style:parent-style-name="Основнойшрифтабзаца" style:family="text">
      <style:text-properties style:font-name="Times New Roman" fo:color="#1F1F1F"/>
    </style:style>
    <style:style style:name="T352" style:parent-style-name="StrongEmphasis" style:family="text">
      <style:text-properties style:font-name="Times New Roman" fo:font-weight="normal" style:font-weight-asian="normal" fo:color="#222222"/>
    </style:style>
    <style:style style:name="T353" style:parent-style-name="Основнойшрифтабзаца" style:family="text">
      <style:text-properties style:font-name="Times New Roman" fo:color="#1F1F1F"/>
    </style:style>
    <style:style style:name="T354" style:parent-style-name="Основнойшрифтабзаца" style:family="text">
      <style:text-properties style:font-name="Times New Roman" fo:color="#1F1F1F"/>
    </style:style>
    <style:style style:name="P355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356" style:parent-style-name="Textbody" style:family="paragraph">
      <style:paragraph-properties fo:margin-bottom="0in"/>
      <style:text-properties style:font-name="Times New Roman" fo:color="#1F1F1F"/>
    </style:style>
    <style:style style:name="P357" style:parent-style-name="Textbody" style:family="paragraph">
      <style:paragraph-properties fo:margin-bottom="0in"/>
      <style:text-properties style:font-name="Times New Roman" fo:color="#1F1F1F"/>
    </style:style>
    <style:style style:name="P358" style:parent-style-name="Textbody" style:family="paragraph">
      <style:paragraph-properties fo:margin-bottom="0in"/>
      <style:text-properties style:font-name="Times New Roman" fo:color="#1F1F1F"/>
    </style:style>
    <style:style style:name="P359" style:parent-style-name="Textbody" style:family="paragraph">
      <style:paragraph-properties fo:margin-bottom="0in"/>
      <style:text-properties style:font-name="Times New Roman" fo:color="#1F1F1F"/>
    </style:style>
    <style:style style:name="P360" style:parent-style-name="Textbody" style:family="paragraph">
      <style:paragraph-properties fo:margin-bottom="0in"/>
      <style:text-properties style:font-name="Times New Roman" fo:color="#1F1F1F"/>
    </style:style>
    <style:style style:name="P361" style:parent-style-name="Textbody" style:family="paragraph">
      <style:paragraph-properties fo:margin-bottom="0in"/>
      <style:text-properties style:font-name="Times New Roman" fo:color="#1F1F1F"/>
    </style:style>
    <style:style style:name="P362" style:parent-style-name="Textbody" style:family="paragraph">
      <style:paragraph-properties fo:margin-bottom="0in"/>
      <style:text-properties style:font-name="Times New Roman" fo:color="#1F1F1F"/>
    </style:style>
    <style:style style:name="P363" style:parent-style-name="Textbody" style:family="paragraph">
      <style:paragraph-properties fo:margin-bottom="0in"/>
      <style:text-properties style:font-name="Times New Roman" fo:color="#1F1F1F"/>
    </style:style>
    <style:style style:name="P364" style:parent-style-name="Textbody" style:family="paragraph">
      <style:paragraph-properties fo:margin-bottom="0in"/>
      <style:text-properties style:font-name="Times New Roman" fo:color="#1F1F1F"/>
    </style:style>
    <style:style style:name="P365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66" style:parent-style-name="Textbody" style:family="paragraph">
      <style:paragraph-properties fo:margin-bottom="0in"/>
      <style:text-properties style:font-name="Times New Roman" fo:color="#1F1F1F"/>
    </style:style>
    <style:style style:name="P367" style:parent-style-name="Textbody" style:family="paragraph">
      <style:paragraph-properties fo:margin-bottom="0in"/>
      <style:text-properties style:font-name="Times New Roman" fo:color="#1F1F1F"/>
    </style:style>
    <style:style style:name="P368" style:parent-style-name="Textbody" style:list-style-name="LFO7" style:family="paragraph">
      <style:paragraph-properties fo:margin-bottom="0in"/>
      <style:text-properties style:font-name="Times New Roman" fo:color="#1F1F1F"/>
    </style:style>
    <style:style style:name="P369" style:parent-style-name="Textbody" style:list-style-name="LFO7" style:family="paragraph">
      <style:paragraph-properties fo:margin-bottom="0in"/>
      <style:text-properties style:font-name="Times New Roman" fo:color="#1F1F1F"/>
    </style:style>
    <style:style style:name="P370" style:parent-style-name="Textbody" style:list-style-name="LFO7" style:family="paragraph">
      <style:paragraph-properties fo:margin-bottom="0in"/>
      <style:text-properties style:font-name="Times New Roman" fo:color="#1F1F1F"/>
    </style:style>
    <style:style style:name="P371" style:parent-style-name="Textbody" style:list-style-name="LFO7" style:family="paragraph">
      <style:paragraph-properties fo:margin-bottom="0in"/>
      <style:text-properties style:font-name="Times New Roman" fo:color="#1F1F1F"/>
    </style:style>
    <style:style style:name="P372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73" style:parent-style-name="Textbody" style:family="paragraph">
      <style:paragraph-properties fo:margin-bottom="0in"/>
      <style:text-properties style:font-name="Times New Roman" fo:color="#1F1F1F"/>
    </style:style>
    <style:style style:name="P374" style:parent-style-name="Textbody" style:family="paragraph">
      <style:paragraph-properties fo:margin-bottom="0in"/>
      <style:text-properties style:font-name="Times New Roman" fo:color="#1F1F1F"/>
    </style:style>
    <style:style style:name="P375" style:parent-style-name="Textbody" style:family="paragraph">
      <style:paragraph-properties fo:text-align="center" fo:margin-bottom="0in"/>
      <style:text-properties style:font-name="Times New Roman" fo:color="#1F1F1F"/>
    </style:style>
    <style:style style:name="P376" style:parent-style-name="Textbody" style:family="paragraph">
      <style:paragraph-properties fo:text-align="center" fo:margin-bottom="0in"/>
    </style:style>
    <style:style style:name="T377" style:parent-style-name="Основнойшрифтабзаца" style:family="text">
      <style:text-properties style:font-name="Times New Roman" fo:color="#1F1F1F"/>
    </style:style>
    <style:style style:name="T378" style:parent-style-name="Основнойшрифтабзаца" style:family="text">
      <style:text-properties style:font-name="Times New Roman" fo:color="#1F1F1F"/>
    </style:style>
    <style:style style:name="T379" style:parent-style-name="Основнойшрифтабзаца" style:family="text">
      <style:text-properties style:font-name="Times New Roman" fo:color="#1F1F1F"/>
    </style:style>
    <style:style style:name="T380" style:parent-style-name="Основнойшрифтабзаца" style:family="text">
      <style:text-properties style:font-name="Times New Roman" fo:color="#1F1F1F" fo:language="en" fo:country="US"/>
    </style:style>
    <style:style style:name="P381" style:parent-style-name="Textbody" style:family="paragraph">
      <style:paragraph-properties fo:text-align="center" fo:margin-bottom="0in"/>
      <style:text-properties style:font-name="Times New Roman" fo:color="#1F1F1F"/>
    </style:style>
    <style:style style:name="P382" style:parent-style-name="Textbody" style:family="paragraph">
      <style:paragraph-properties fo:text-align="center" fo:margin-bottom="0in"/>
      <style:text-properties style:font-name="Times New Roman" fo:color="#1F1F1F"/>
    </style:style>
    <style:style style:name="P383" style:parent-style-name="Textbody" style:family="paragraph">
      <style:paragraph-properties fo:text-align="center" fo:margin-bottom="0in"/>
    </style:style>
    <style:style style:name="T384" style:parent-style-name="Основнойшрифтабзаца" style:family="text">
      <style:text-properties style:font-name="Times New Roman" fo:color="#1F1F1F" fo:language="en" fo:country="US"/>
    </style:style>
    <style:style style:name="T385" style:parent-style-name="Основнойшрифтабзаца" style:family="text">
      <style:text-properties style:font-name="Times New Roman" fo:color="#1F1F1F"/>
    </style:style>
    <style:style style:name="P386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387" style:parent-style-name="Textbody" style:family="paragraph">
      <style:paragraph-properties fo:margin-bottom="0in"/>
      <style:text-properties style:font-name="Times New Roman" fo:color="#1F1F1F"/>
    </style:style>
    <style:style style:name="P388" style:parent-style-name="Textbody" style:family="paragraph">
      <style:paragraph-properties fo:margin-bottom="0in"/>
    </style:style>
    <style:style style:name="T389" style:parent-style-name="Основнойшрифтабзаца" style:family="text">
      <style:text-properties style:font-name="Times New Roman" fo:color="#1F1F1F"/>
    </style:style>
    <style:style style:name="T390" style:parent-style-name="Основнойшрифтабзаца" style:family="text">
      <style:text-properties style:font-name="Times New Roman" fo:color="#1F1F1F"/>
    </style:style>
    <style:style style:name="T391" style:parent-style-name="Основнойшрифтабзаца" style:family="text">
      <style:text-properties style:font-name="Times New Roman" fo:color="#1F1F1F"/>
    </style:style>
    <style:style style:name="T392" style:parent-style-name="Основнойшрифтабзаца" style:family="text">
      <style:text-properties style:font-name="Times New Roman" fo:color="#1F1F1F"/>
    </style:style>
    <style:style style:name="T393" style:parent-style-name="Основнойшрифтабзаца" style:family="text">
      <style:text-properties style:font-name="Times New Roman" fo:color="#1F1F1F"/>
    </style:style>
    <style:style style:name="T394" style:parent-style-name="Основнойшрифтабзаца" style:family="text">
      <style:text-properties style:font-name="Times New Roman" fo:color="#1F1F1F"/>
    </style:style>
    <style:style style:name="P395" style:parent-style-name="Textbody" style:family="paragraph">
      <style:paragraph-properties fo:margin-bottom="0in"/>
      <style:text-properties style:font-name="Times New Roman" fo:color="#1F1F1F"/>
    </style:style>
    <style:style style:name="P396" style:parent-style-name="Textbody" style:family="paragraph">
      <style:paragraph-properties style:line-height-at-least="0.1875in"/>
      <style:text-properties style:font-name="Times New Roman" fo:font-weight="bold" style:font-weight-asian="bold"/>
    </style:style>
    <style:style style:name="P397" style:parent-style-name="Textbody" style:family="paragraph">
      <style:paragraph-properties fo:margin-bottom="0in"/>
      <style:text-properties style:font-name="Times New Roman" fo:color="#1F1F1F"/>
    </style:style>
    <style:style style:name="P398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399" style:parent-style-name="Textbody" style:family="paragraph">
      <style:paragraph-properties fo:margin-bottom="0in"/>
      <style:text-properties style:font-name="Times New Roman" fo:color="#1F1F1F"/>
    </style:style>
    <style:style style:name="P400" style:parent-style-name="Textbody" style:family="paragraph">
      <style:paragraph-properties fo:margin-top="0.677in" fo:margin-left="0.227in" fo:margin-right="0.3937in">
        <style:tab-stops/>
      </style:paragraph-properties>
    </style:style>
    <style:style style:name="T401" style:parent-style-name="Citation" style:family="text">
      <style:text-properties style:font-name="Times New Roman" fo:font-style="normal" style:font-style-asian="normal" fo:color="#222222"/>
    </style:style>
    <style:style style:name="T402" style:parent-style-name="Citation" style:family="text">
      <style:text-properties style:font-name="Times New Roman" fo:font-style="normal" style:font-style-asian="normal" fo:color="#222222"/>
    </style:style>
    <style:style style:name="T403" style:parent-style-name="Citation" style:family="text">
      <style:text-properties style:font-name="Times New Roman" fo:font-style="normal" style:font-style-asian="normal" fo:color="#222222"/>
    </style:style>
    <style:style style:name="T404" style:parent-style-name="Основнойшрифтабзаца" style:family="text">
      <style:text-properties style:font-name="Times New Roman" fo:font-style="italic" style:font-style-asian="italic" fo:color="#00A8FF"/>
    </style:style>
    <style:style style:name="T405" style:parent-style-name="Citation" style:family="text">
      <style:text-properties style:font-name="Times New Roman" fo:font-style="normal" style:font-style-asian="normal" fo:color="#222222"/>
    </style:style>
    <style:style style:name="P406" style:parent-style-name="Textbody" style:family="paragraph">
      <style:paragraph-properties fo:margin-bottom="0in"/>
      <style:text-properties style:font-name="Times New Roman" fo:color="#1F1F1F"/>
    </style:style>
    <style:style style:name="P407" style:parent-style-name="Textbody" style:family="paragraph">
      <style:paragraph-properties fo:margin-bottom="0in" fo:margin-left="0.3937in" fo:margin-right="0.3937in">
        <style:tab-stops/>
      </style:paragraph-properties>
    </style:style>
    <style:style style:name="P408" style:parent-style-name="Textbody" style:family="paragraph">
      <style:paragraph-properties fo:margin-bottom="0in" fo:margin-left="0.3937in" fo:margin-right="0.3937in">
        <style:tab-stops/>
      </style:paragraph-properties>
    </style:style>
    <style:style style:name="T409" style:parent-style-name="Citation" style:family="text">
      <style:text-properties style:font-name="Times New Roman" fo:font-style="normal" style:font-style-asian="normal" fo:color="#222222"/>
    </style:style>
    <style:style style:name="T410" style:parent-style-name="Citation" style:family="text">
      <style:text-properties style:font-name="Times New Roman" fo:font-style="normal" style:font-style-asian="normal" fo:color="#222222"/>
    </style:style>
    <style:style style:name="T411" style:parent-style-name="Основнойшрифтабзаца" style:family="text">
      <style:text-properties style:font-name="Times New Roman" fo:font-style="italic" style:font-style-asian="italic" fo:color="#00A8FF"/>
    </style:style>
    <style:style style:name="T412" style:parent-style-name="Citation" style:family="text">
      <style:text-properties style:font-name="Times New Roman" fo:font-style="normal" style:font-style-asian="normal" fo:color="#222222"/>
    </style:style>
    <style:style style:name="T413" style:parent-style-name="Citation" style:family="text">
      <style:text-properties style:font-name="Times New Roman" fo:font-style="normal" style:font-style-asian="normal" fo:color="#222222"/>
    </style:style>
    <style:style style:name="P414" style:parent-style-name="Textbody" style:family="paragraph">
      <style:paragraph-properties fo:margin-bottom="0in"/>
      <style:text-properties style:font-name="Times New Roman" fo:color="#1F1F1F"/>
    </style:style>
    <style:style style:name="P415" style:parent-style-name="Textbody" style:family="paragraph">
      <style:paragraph-properties fo:margin-bottom="0in"/>
      <style:text-properties style:font-name="Times New Roman" fo:color="#1F1F1F"/>
    </style:style>
    <style:style style:name="P416" style:parent-style-name="Textbody" style:family="paragraph">
      <style:paragraph-properties fo:margin-bottom="0in" fo:margin-left="0.3937in" fo:margin-right="0.3937in">
        <style:tab-stops/>
      </style:paragraph-properties>
    </style:style>
    <style:style style:name="T417" style:parent-style-name="Citation" style:family="text">
      <style:text-properties style:font-name="Times New Roman" fo:font-style="normal" style:font-style-asian="normal" fo:color="#222222"/>
    </style:style>
    <style:style style:name="T418" style:parent-style-name="Citation" style:family="text">
      <style:text-properties style:font-name="Times New Roman" fo:font-style="normal" style:font-style-asian="normal" fo:color="#222222"/>
    </style:style>
    <style:style style:name="T419" style:parent-style-name="Основнойшрифтабзаца" style:family="text">
      <style:text-properties style:font-name="Times New Roman" fo:font-style="italic" style:font-style-asian="italic" fo:color="#00A8FF"/>
    </style:style>
    <style:style style:name="T420" style:parent-style-name="Citation" style:family="text">
      <style:text-properties style:font-name="Times New Roman" fo:font-style="normal" style:font-style-asian="normal" fo:color="#222222"/>
    </style:style>
    <style:style style:name="T421" style:parent-style-name="Citation" style:family="text">
      <style:text-properties style:font-name="Times New Roman" fo:font-style="normal" style:font-style-asian="normal" fo:color="#222222"/>
    </style:style>
    <style:style style:name="P422" style:parent-style-name="Textbody" style:family="paragraph">
      <style:paragraph-properties fo:margin-top="0.0104in" fo:margin-right="0.3937in"/>
    </style:style>
    <style:style style:name="T423" style:parent-style-name="Citation" style:family="text">
      <style:text-properties style:font-name="Times New Roman" fo:font-style="normal" style:font-style-asian="normal" fo:color="#1F1F1F"/>
    </style:style>
    <style:style style:name="T424" style:parent-style-name="Citation" style:family="text">
      <style:text-properties style:font-name="Times New Roman" fo:color="#222222"/>
    </style:style>
    <style:style style:name="P425" style:parent-style-name="Textbody" style:family="paragraph">
      <style:paragraph-properties fo:margin-bottom="0in" fo:margin-left="0.3937in" fo:margin-right="0.3937in">
        <style:tab-stops/>
      </style:paragraph-properties>
    </style:style>
    <style:style style:name="T426" style:parent-style-name="Citation" style:family="text">
      <style:text-properties style:font-name="Times New Roman" fo:font-style="normal" style:font-style-asian="normal" fo:color="#222222"/>
    </style:style>
    <style:style style:name="P427" style:parent-style-name="Textbody" style:family="paragraph">
      <style:paragraph-properties fo:margin-bottom="0in" fo:margin-left="0.3937in" fo:margin-right="0.3937in">
        <style:tab-stops/>
      </style:paragraph-properties>
    </style:style>
    <style:style style:name="T428" style:parent-style-name="Citation" style:family="text">
      <style:text-properties style:font-name="Times New Roman" fo:font-style="normal" style:font-style-asian="normal" fo:color="#222222"/>
    </style:style>
    <style:style style:name="P429" style:parent-style-name="Textbody" style:family="paragraph">
      <style:paragraph-properties fo:margin-bottom="0in" style:line-height-at-least="0.1875in" fo:margin-left="0.3937in" fo:margin-right="0.3937in" fo:background-color="#FFFFFF">
        <style:tab-stops/>
      </style:paragraph-properties>
    </style:style>
    <style:style style:name="T430" style:parent-style-name="Citation" style:family="text">
      <style:text-properties style:font-name="Times New Roman" fo:font-style="normal" style:font-style-asian="normal" fo:color="#222222"/>
    </style:style>
    <style:style style:name="T431" style:parent-style-name="Citation" style:family="text">
      <style:text-properties style:font-name="Times New Roman" fo:font-style="normal" style:font-style-asian="normal" fo:color="#222222"/>
    </style:style>
    <style:style style:name="P432" style:parent-style-name="Textbody" style:family="paragraph">
      <style:paragraph-properties fo:margin-bottom="0in"/>
      <style:text-properties style:font-name="Times New Roman" fo:font-weight="bold" style:font-weight-asian="bold" fo:color="#1F1F1F"/>
    </style:style>
    <style:style style:name="P433" style:parent-style-name="Textbody" style:family="paragraph">
      <style:paragraph-properties fo:margin-top="0.3958in" fo:margin-left="0.227in" fo:margin-right="0.3937in">
        <style:tab-stops/>
      </style:paragraph-properties>
      <style:text-properties style:font-name="Times New Roman" fo:font-style="italic" style:font-style-asian="italic" fo:color="#1F1F1F"/>
    </style:style>
    <style:style style:name="P434" style:parent-style-name="Textbody" style:family="paragraph">
      <style:paragraph-properties fo:margin-bottom="0in"/>
      <style:text-properties style:font-name="Times New Roman" fo:color="#1F1F1F"/>
    </style:style>
    <style:style style:name="P435" style:parent-style-name="Textbody" style:family="paragraph">
      <style:paragraph-properties fo:margin-bottom="0in"/>
      <style:text-properties style:font-name="Times New Roman" fo:color="#1F1F1F"/>
    </style:style>
    <style:style style:name="P436" style:parent-style-name="Textbody" style:family="paragraph">
      <style:paragraph-properties fo:margin-bottom="0in"/>
    </style:style>
    <style:style style:name="T437" style:parent-style-name="Основнойшрифтабзаца" style:family="text">
      <style:text-properties style:font-name="Times New Roman" fo:color="#1F1F1F"/>
    </style:style>
    <style:style style:name="T438" style:parent-style-name="StrongEmphasis" style:family="text">
      <style:text-properties style:font-name="Times New Roman" fo:font-weight="normal" style:font-weight-asian="normal" fo:color="#222222"/>
    </style:style>
    <style:style style:name="T439" style:parent-style-name="Основнойшрифтабзаца" style:family="text">
      <style:text-properties style:font-name="Times New Roman" fo:color="#1F1F1F"/>
    </style:style>
    <style:style style:name="T440" style:parent-style-name="Основнойшрифтабзаца" style:family="text">
      <style:text-properties style:font-name="Times New Roman" fo:color="#1F1F1F"/>
    </style:style>
    <style:style style:name="T441" style:parent-style-name="Основнойшрифтабзаца" style:family="text">
      <style:text-properties style:font-name="Times New Roman" fo:color="#1F1F1F"/>
    </style:style>
    <style:style style:name="P442" style:parent-style-name="Textbody" style:family="paragraph">
      <style:paragraph-properties fo:margin-bottom="0in"/>
      <style:text-properties style:font-name="Times New Roman" fo:color="#1F1F1F"/>
    </style:style>
    <style:style style:name="P443" style:parent-style-name="Textbody" style:family="paragraph">
      <style:paragraph-properties fo:margin-bottom="0in"/>
    </style:style>
    <style:style style:name="T444" style:parent-style-name="Основнойшрифтабзаца" style:family="text">
      <style:text-properties style:font-name="Times New Roman" fo:color="#1F1F1F"/>
    </style:style>
    <style:style style:name="T445" style:parent-style-name="StrongEmphasis" style:family="text">
      <style:text-properties style:font-name="Times New Roman" fo:font-weight="normal" style:font-weight-asian="normal" fo:color="#222222"/>
    </style:style>
    <style:style style:name="T446" style:parent-style-name="Основнойшрифтабзаца" style:family="text">
      <style:text-properties style:font-name="Times New Roman" fo:color="#1F1F1F"/>
    </style:style>
    <style:style style:name="T447" style:parent-style-name="Основнойшрифтабзаца" style:family="text">
      <style:text-properties style:font-name="Times New Roman" fo:color="#1F1F1F"/>
    </style:style>
    <style:style style:name="P448" style:parent-style-name="Textbody" style:family="paragraph">
      <style:paragraph-properties fo:margin-bottom="0in"/>
      <style:text-properties style:font-name="Times New Roman" fo:color="#1F1F1F"/>
    </style:style>
    <style:style style:name="P449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450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1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2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3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4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5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6" style:parent-style-name="Textbody" style:list-style-name="LFO8" style:family="paragraph">
      <style:paragraph-properties fo:margin-bottom="0in"/>
      <style:text-properties style:font-name="Times New Roman" fo:color="#1F1F1F"/>
    </style:style>
    <style:style style:name="P457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458" style:parent-style-name="Textbody" style:family="paragraph">
      <style:paragraph-properties fo:margin-bottom="0in"/>
      <style:text-properties style:font-name="Times New Roman" fo:color="#1F1F1F"/>
    </style:style>
    <style:style style:name="P459" style:parent-style-name="Textbody" style:family="paragraph">
      <style:paragraph-properties fo:margin-bottom="0in"/>
      <style:text-properties style:font-name="Times New Roman" fo:color="#1F1F1F"/>
    </style:style>
    <style:style style:name="P460" style:parent-style-name="Textbody" style:list-style-name="LFO9" style:family="paragraph">
      <style:paragraph-properties fo:margin-bottom="0in"/>
      <style:text-properties style:font-name="Times New Roman" fo:color="#1F1F1F"/>
    </style:style>
    <style:style style:name="P461" style:parent-style-name="Textbody" style:list-style-name="LFO9" style:family="paragraph">
      <style:paragraph-properties fo:margin-bottom="0in"/>
      <style:text-properties style:font-name="Times New Roman" fo:color="#1F1F1F"/>
    </style:style>
    <style:style style:name="P462" style:parent-style-name="Textbody" style:list-style-name="LFO9" style:family="paragraph">
      <style:paragraph-properties fo:margin-bottom="0in"/>
      <style:text-properties style:font-name="Times New Roman" fo:color="#1F1F1F"/>
    </style:style>
    <style:style style:name="P463" style:parent-style-name="Textbody" style:list-style-name="LFO9" style:family="paragraph">
      <style:paragraph-properties fo:margin-bottom="0in"/>
      <style:text-properties style:font-name="Times New Roman" fo:color="#1F1F1F"/>
    </style:style>
    <style:style style:name="P464" style:parent-style-name="Textbody" style:list-style-name="LFO9" style:family="paragraph">
      <style:paragraph-properties fo:margin-bottom="0in"/>
      <style:text-properties style:font-name="Times New Roman" fo:color="#1F1F1F"/>
    </style:style>
    <style:style style:name="P465" style:parent-style-name="Textbody" style:family="paragraph">
      <style:paragraph-properties fo:margin-bottom="0in" style:line-height-at-least="0.1875in"/>
      <style:text-properties style:font-name="Times New Roman" fo:color="#1F1F1F"/>
    </style:style>
    <style:style style:name="P466" style:parent-style-name="Textbody" style:family="paragraph">
      <style:paragraph-properties fo:margin-bottom="0in" style:line-height-at-least="0.1875in"/>
    </style:style>
    <style:style style:name="T467" style:parent-style-name="Основнойшрифтабзаца" style:family="text">
      <style:text-properties style:font-name="Times New Roman" fo:color="#1F1F1F"/>
    </style:style>
    <style:style style:name="P468" style:parent-style-name="Textbody" style:family="paragraph">
      <style:paragraph-properties fo:margin-bottom="0in"/>
      <style:text-properties style:font-name="Times New Roman" fo:color="#1F1F1F"/>
    </style:style>
    <style:style style:name="P469" style:parent-style-name="Textbody" style:family="paragraph">
      <style:paragraph-properties fo:margin-bottom="0in"/>
      <style:text-properties style:font-name="Times New Roman" fo:color="#1F1F1F"/>
    </style:style>
    <style:style style:name="P470" style:parent-style-name="Textbody" style:list-style-name="LFO10" style:family="paragraph">
      <style:paragraph-properties fo:margin-bottom="0in"/>
      <style:text-properties style:font-name="Times New Roman" fo:color="#1F1F1F"/>
    </style:style>
    <style:style style:name="P471" style:parent-style-name="Textbody" style:list-style-name="LFO10" style:family="paragraph">
      <style:paragraph-properties fo:margin-bottom="0in"/>
      <style:text-properties style:font-name="Times New Roman" fo:color="#1F1F1F"/>
    </style:style>
    <style:style style:name="P472" style:parent-style-name="Textbody" style:list-style-name="LFO10" style:family="paragraph">
      <style:paragraph-properties fo:margin-bottom="0in"/>
      <style:text-properties style:font-name="Times New Roman" fo:color="#1F1F1F"/>
    </style:style>
    <style:style style:name="P473" style:parent-style-name="Textbody" style:list-style-name="LFO10" style:family="paragraph">
      <style:paragraph-properties fo:margin-bottom="0in"/>
      <style:text-properties style:font-name="Times New Roman" fo:color="#1F1F1F"/>
    </style:style>
    <style:style style:name="P474" style:parent-style-name="Textbody" style:list-style-name="LFO10" style:family="paragraph">
      <style:paragraph-properties fo:margin-bottom="0in"/>
      <style:text-properties style:font-name="Times New Roman" fo:color="#1F1F1F"/>
    </style:style>
    <style:style style:name="P475" style:parent-style-name="Textbody" style:family="paragraph">
      <style:paragraph-properties fo:margin-bottom="0in" style:line-height-at-least="0.1875in"/>
    </style:style>
    <style:style style:name="T476" style:parent-style-name="Основнойшрифтабзаца" style:family="text">
      <style:text-properties style:font-name="Times New Roman" fo:color="#1F1F1F"/>
    </style:style>
    <style:style style:name="P477" style:parent-style-name="Textbody" style:family="paragraph">
      <style:paragraph-properties fo:margin-bottom="0in"/>
      <style:text-properties style:font-name="Times New Roman" fo:color="#1F1F1F"/>
    </style:style>
    <style:style style:name="P478" style:parent-style-name="Textbody" style:family="paragraph">
      <style:paragraph-properties fo:margin-bottom="0in"/>
      <style:text-properties style:font-name="Times New Roman" fo:color="#1F1F1F"/>
    </style:style>
    <style:style style:name="P479" style:parent-style-name="Textbody" style:list-style-name="LFO11" style:family="paragraph">
      <style:paragraph-properties fo:margin-bottom="0in"/>
      <style:text-properties style:font-name="Times New Roman" fo:color="#1F1F1F"/>
    </style:style>
    <style:style style:name="P480" style:parent-style-name="Textbody" style:list-style-name="LFO11" style:family="paragraph">
      <style:paragraph-properties fo:margin-bottom="0in"/>
      <style:text-properties style:font-name="Times New Roman" fo:color="#1F1F1F"/>
    </style:style>
    <style:style style:name="P481" style:parent-style-name="Textbody" style:list-style-name="LFO11" style:family="paragraph">
      <style:paragraph-properties fo:margin-bottom="0in"/>
      <style:text-properties style:font-name="Times New Roman" fo:color="#1F1F1F"/>
    </style:style>
    <style:style style:name="P482" style:parent-style-name="Textbody" style:list-style-name="LFO11" style:family="paragraph">
      <style:paragraph-properties fo:margin-bottom="0in"/>
      <style:text-properties style:font-name="Times New Roman" fo:color="#1F1F1F"/>
    </style:style>
    <style:style style:name="P483" style:parent-style-name="Textbody" style:list-style-name="LFO11" style:family="paragraph">
      <style:paragraph-properties fo:margin-bottom="0in"/>
      <style:text-properties style:font-name="Times New Roman" fo:color="#1F1F1F"/>
    </style:style>
    <style:style style:name="P484" style:parent-style-name="Textbody" style:family="paragraph">
      <style:paragraph-properties fo:margin-bottom="0in" style:line-height-at-least="0.1875in"/>
    </style:style>
    <style:style style:name="T485" style:parent-style-name="Основнойшрифтабзаца" style:family="text">
      <style:text-properties style:font-name="Times New Roman" fo:color="#1F1F1F"/>
    </style:style>
    <style:style style:name="P486" style:parent-style-name="Textbody" style:family="paragraph">
      <style:paragraph-properties fo:margin-bottom="0in"/>
      <style:text-properties style:font-name="Times New Roman" fo:color="#1F1F1F"/>
    </style:style>
    <style:style style:name="P487" style:parent-style-name="Textbody" style:family="paragraph">
      <style:paragraph-properties fo:margin-bottom="0in"/>
      <style:text-properties style:font-name="Times New Roman" fo:color="#1F1F1F"/>
    </style:style>
    <style:style style:name="P488" style:parent-style-name="Textbody" style:family="paragraph">
      <style:paragraph-properties fo:margin-bottom="0in"/>
      <style:text-properties style:font-name="Times New Roman" fo:color="#1F1F1F"/>
    </style:style>
    <style:style style:name="P489" style:parent-style-name="Textbody" style:family="paragraph">
      <style:paragraph-properties fo:margin-bottom="0in"/>
      <style:text-properties style:font-name="Times New Roman" fo:color="#1F1F1F"/>
    </style:style>
    <style:style style:name="P490" style:parent-style-name="Textbody" style:family="paragraph">
      <style:paragraph-properties fo:margin-bottom="0in"/>
      <style:text-properties style:font-name="Times New Roman" fo:color="#1F1F1F"/>
    </style:style>
    <style:style style:name="P491" style:parent-style-name="Textbody" style:family="paragraph">
      <style:paragraph-properties fo:margin-bottom="0in"/>
      <style:text-properties style:font-name="Times New Roman" fo:color="#1F1F1F"/>
    </style:style>
    <style:style style:name="P492" style:parent-style-name="Textbody" style:family="paragraph">
      <style:paragraph-properties fo:margin-bottom="0in"/>
      <style:text-properties style:font-name="Times New Roman" fo:color="#1F1F1F"/>
    </style:style>
    <style:style style:name="P493" style:parent-style-name="Textbody" style:family="paragraph">
      <style:paragraph-properties fo:margin-bottom="0in"/>
      <style:text-properties style:font-name="Times New Roman" fo:color="#1F1F1F"/>
    </style:style>
    <style:style style:name="P494" style:parent-style-name="Textbody" style:family="paragraph">
      <style:paragraph-properties fo:margin-bottom="0in"/>
      <style:text-properties style:font-name="Times New Roman" fo:color="#1F1F1F"/>
    </style:style>
    <style:style style:name="P495" style:parent-style-name="Textbody" style:family="paragraph">
      <style:paragraph-properties fo:text-align="center" fo:margin-bottom="0in"/>
      <style:text-properties style:font-name="Times New Roman" fo:font-weight="bold" style:font-weight-asian="bold" style:font-weight-complex="bold" fo:color="#C9211E" fo:font-size="15pt" style:font-size-asian="15pt" style:font-size-complex="15pt" style:text-underline-type="double" style:text-underline-style="solid" style:text-underline-width="auto" style:text-underline-mode="continuous"/>
    </style:style>
    <style:style style:name="P496" style:parent-style-name="Textbody" style:family="paragraph">
      <style:paragraph-properties fo:text-align="center" fo:margin-bottom="0in"/>
      <style:text-properties style:font-name="Times New Roman" fo:font-weight="bold" style:font-weight-asian="bold" style:font-weight-complex="bold" fo:color="#C9211E" fo:font-size="15pt" style:font-size-asian="15pt" style:font-size-complex="15pt" style:text-underline-type="double" style:text-underline-style="solid" style:text-underline-width="auto" style:text-underline-mode="continuous"/>
    </style:style>
    <style:style style:name="P497" style:parent-style-name="Textbody" style:list-style-name="LFO12" style:family="paragraph">
      <style:paragraph-properties fo:text-align="center" fo:margin-bottom="0in"/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98" style:parent-style-name="Textbody" style:list-style-name="LFO12" style:family="paragraph">
      <style:paragraph-properties fo:text-align="center" fo:margin-bottom="0in"/>
    </style:style>
    <style:style style:name="T499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00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01" style:parent-style-name="Основнойшрифтабзаца" style:family="text">
      <style:text-properties style:font-name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Описание курса</text:p>
      <text:p text:style-name="P3">Электронный документооборот (ЭДО) – это автоматизированная информационная система, которая упрощает работу с документами как внутри организации, так и при взаимодействии с внешними контрагентами. ЭДО помогает<text:s/>организовать создание, передачу, согласование и утверждение документов, подписанных электронной подписью.</text:p>
      <text:p text:style-name="P4">Перевод документооборота в электронный может быть выгоден не только крупным компаниям. Такие системы делают бизнес-процессы более прозрачными, повышают скорость принятия решений и их реализации, экономят ресурсы, позволяют работать удаленно и избавляют от необходимости хранить бумажные документы. ЭДО также снижает налоговые риски, поскольку все первичные бухгалтерские документы хранятся в системе и могут быстро быть переданы проверяющим органам.</text:p>
      <text:p text:style-name="P5">СЭД — это система (компьютерная программа. программное обеспечение и т.п.), позволяющая организовать и автоматизировать работу с электронными документами на протяжении всего их жизненного цикла.</text:p>
      <text:p text:style-name="P6">За последние десять лет отечественная отрасль СЭД прошла колоссальный путь от систем для простой автоматизации делопроизводства в небольших компаниях до вполне конкурентных на мировом уровне решения класса ECM (Enterprise Content Management), которые поддерживают и процессы отечественного делопроизводства.</text:p>
      <text:p text:style-name="P7"> </text:p>
      <text:p text:style-name="P8"/>
      <text:p text:style-name="P9"> </text:p>
      <text:p text:style-name="P10"> </text:p>
      <text:p text:style-name="P11"> </text:p>
      <text:p text:style-name="P12"> </text:p>
      <text:p text:style-name="P13"> </text:p>
      <text:p text:style-name="P14"> </text:p>
      <text:p text:style-name="P15"/>
      <text:p text:style-name="P16"><text:bookmark-start text:name="_Toc32860582"/><text:bookmark-end text:name="_Toc32860582"/>1.1 Основные понятия</text:p>
      <text:p text:style-name="P17">Электронный документооборот (ЭДО)</text:p>
      <text:p text:style-name="P18"><text:span text:style-name="T19">Электронный документооборот (</text:span><text:span text:style-name="T20">ЭДО</text:span><text:span text:style-name="T21">) – это автоматизированная информационная система, которая упрощает работу с документами как внутри<text:s/></text:span><text:span text:style-name="T22">организации, так и при взаимодействии с внешними контрагентами.</text:span></text:p>
      <text:p text:style-name="P23">ЭДО помогает организовать создание, передачу, согласование и утверждение документов, подписанных электронной подписью.</text:p>
      <text:p text:style-name="P24">Перевод документооборота в электронный может быть выгоден не только крупным компаниям. Такие системы делают бизнес-процессы более прозрачными, повышают скорость принятия решений и их реализации, экономят ресурсы, позволяют работать удаленно и избавляют от необходимости хранить бумажные документы. ЭДО также снижает налоговые риски, поскольку все первичные бухгалтерские документы хранятся в системе и могут быстро быть переданы проверяющим органам.</text:p>
      <text:p text:style-name="P25">Вид ЭДО зависит от специфики учреждения:</text:p>
      <text:p text:style-name="P26">·         промышленный ЭДО;</text:p>
      <text:p text:style-name="P27">·         административный;</text:p>
      <text:p text:style-name="P28">·         архивированное дело;</text:p>
      <text:p text:style-name="P29">·         профессиональный;</text:p>
      <text:p text:style-name="P30">·         счетоводный;</text:p>
      <text:p text:style-name="P31">·         складской;</text:p>
      <text:p text:style-name="P32">·         технологичный;</text:p>
      <text:p text:style-name="P33">·         секретный и конфиденциальный ЭДО.</text:p>
      <text:p text:style-name="P34"><text:bookmark-start text:name="_Toc32860583"/><text:bookmark-end text:name="_Toc32860583"/>Задание 1</text:p>
      <text:p text:style-name="P35">Какую работу помогает организовать ЭДО?</text:p>
      <text:p text:style-name="P36">Выберите все подходящие ответы из списка</text:p>
      <text:list text:style-name="LFO1" text:continue-numbering="true">
        <text:list-item>
          <text:p text:style-name="P37">копирование</text:p>
        </text:list-item>
        <text:list-item>
          <text:p text:style-name="P38">передачу</text:p>
        </text:list-item>
        <text:list-item>
          <text:p text:style-name="P39">удаление</text:p>
        </text:list-item>
        <text:list-item>
          <text:p text:style-name="P40">согласование</text:p>
        </text:list-item>
        <text:list-item>
          <text:p text:style-name="P41">создание</text:p>
        </text:list-item>
        <text:list-item>
          <text:p text:style-name="P42">утверждение</text:p>
        </text:list-item>
      </text:list>
      <text:p text:style-name="P43"><text:bookmark-start text:name="_Toc32860584"/><text:bookmark-end text:name="_Toc32860584"/>Задание 2</text:p>
      <text:p text:style-name="P44">Отметьте по каждому показателю ЭДО в одной из колонок, то что считаете правильным</text:p>
      <text:p text:style-name="P45">Отметьте верные ячейки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Показатели</text:span><text:span text:style-name="T55"> ЭДО</text:span></text:p>
          </table:table-cell>
          <table:table-cell table:style-name="TableCell56">
            <text:p text:style-name="P57">да</text:p>
          </table:table-cell>
          <table:table-cell table:style-name="TableCell58">
            <text:p text:style-name="P59">не знаю</text:p>
          </table:table-cell>
          <table:table-cell table:style-name="TableCell60">
            <text:p text:style-name="P61">нет</text:p>
          </table:table-cell>
        </table:table-row>
        <table:table-row table:style-name="TableRow62">
          <table:table-cell table:style-name="TableCell63">
            <text:p text:style-name="P64">делают бизнес-процессы более прозрачными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позволяют работать<text:s/>удаленно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повышают скорость принятия решений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не экономят ресурсы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позволяют хранить бумажные документы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снижают налоговые риски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><text:bookmark-start text:name="_Toc32860585"/><text:bookmark-end text:name="_Toc32860585"/><text:span text:style-name="T117">Задание</text:span><text:span text:style-name="T118">Задание 3</text:span></text:p>
      <text:p text:style-name="P119">Заполните пропуски</text:p>
      <text:p text:style-name="P120"><text:span text:style-name="T121">Электронный документооборот (ЭДО) – это </text:span><text:span text:style-name="T122"><draw:frame draw:style-name="a0" draw:name="Изображение25" text:anchor-type="as-char" svg:x="0in" svg:y="0in" svg:width="0.8437in" svg:height="0.25in" style:rel-width="scale" style:rel-height="scale"><draw:image xlink:href="media/image1.gif" xlink:type="simple" xlink:show="embed" xlink:actuate="onLoad"/><svg:title/><svg:desc/></draw:frame></text:span><text:span text:style-name="T123"> информационная система,<text:s/></text:span><text:span text:style-name="T124">которая </text:span><text:span text:style-name="T125"><draw:frame draw:style-name="a1" draw:name="Изображение26" text:anchor-type="as-char" svg:x="0in" svg:y="0in" svg:width="0.8437in" svg:height="0.25in" style:rel-width="scale" style:rel-height="scale"><draw:image xlink:href="media/image1.gif" xlink:type="simple" xlink:show="embed" xlink:actuate="onLoad"/><svg:title/><svg:desc/></draw:frame></text:span><text:span text:style-name="T126"> работу с </text:span><text:span text:style-name="T127"><draw:frame draw:style-name="a2" draw:name="Изображение27" text:anchor-type="as-char" svg:x="0in" svg:y="0in" svg:width="0.8437in" svg:height="0.25in" style:rel-width="scale" style:rel-height="scale"><draw:image xlink:href="media/image1.gif" xlink:type="simple" xlink:show="embed" xlink:actuate="onLoad"/><svg:title/><svg:desc/></draw:frame></text:span><text:span text:style-name="T128"> как внутри организации, так и при взаимодействии с внешними </text:span><text:span text:style-name="T129"><draw:frame draw:style-name="a3" draw:name="Изображение28" text:anchor-type="as-char" svg:x="0in" svg:y="0in" svg:width="0.8437in" svg:height="0.25in" style:rel-width="scale" style:rel-height="scale"><draw:image xlink:href="media/image1.gif" xlink:type="simple" xlink:show="embed" xlink:actuate="onLoad"/><svg:title/><svg:desc/></draw:frame></text:span></text:p>
      <text:p text:style-name="P130"> </text:p>
      <text:p text:style-name="P131">Основные понятия</text:p>
      <text:p text:style-name="P132"><text:span text:style-name="T133">Документооборот</text:span><text:span text:style-name="T134"> —<text:s/></text:span><text:span text:style-name="T135">движение документов в организации с момента их создания или получения до завершения исполнения или отправления; комплекс работ с<text:s/></text:span><text:span text:style-name="T136">документами: приём, регистрация, рассылка, контроль исполнения, формирование дел, хранение и повторное использование документации, справочная работа.</text:span></text:p>
      <text:p text:style-name="P137"><text:span text:style-name="T138">Электронный</text:span><text:span text:style-name="T139"> </text:span><text:span text:style-name="T140">документ</text:span><text:span text:style-name="T141"> – это некий набор информации (текст, изображение, звукозапись), сохраненный на компью</text:span><text:span text:style-name="T142">тере (файлы Word, Excel и т.п.). Этот набор информации сопровождается карточкой с атрибутами, подобно тому, как книги в библиотеке сопровождаются картотекой. По атрибутам (название, автор, дата создания и т.д.). документ можно быстро найти.</text:span></text:p>
      <text:p text:style-name="P143"><text:span text:style-name="T144">Электронный</text:span><text:span text:style-name="T145"> </text:span><text:span text:style-name="T146">док</text:span><text:span text:style-name="T147">ументооборот</text:span><text:span text:style-name="T148"> </text:span><text:span text:style-name="T149">(ЭДО)</text:span><text:span text:style-name="T150"> — единый механизм по работе с документами, представленными в электронном виде, с реализацией концепции «безбумажного делопроизводства».</text:span></text:p>
      <text:p text:style-name="P151"><text:span text:style-name="T152">Электронный документ (ЭД)</text:span><text:span text:style-name="T153"> —<text:s/></text:span><text:span text:style-name="T154">документ, созданный с помощью средств компьютерной обработки информации,<text:s/></text:span><text:span text:style-name="T155">который может быть подписан электронной подписью (ЭП) и сохранён на машинном носителе в виде файла соответствующего формата.</text:span></text:p>
      <text:p text:style-name="P156"><text:span text:style-name="T157">Электронная подпись (ЭП)</text:span><text:span text:style-name="T158"> —<text:s/></text:span><text:span text:style-name="T159">аналог собственноручной подписи, являющийся средством защиты информации, обеспечивающим возможность конт</text:span><text:span text:style-name="T160">роля целостности и подтверждения подлинности электронных документов.</text:span></text:p>
      <text:p text:style-name="P161"><text:span text:style-name="T162">Workflow (поток работ)</text:span><text:span text:style-name="T163"> –<text:s/></text:span><text:span text:style-name="T164">это последовательность действий сотрудников в рамках определенного бизнес-процесса. Например: последовательность действий – это "получение документа, регистрация<text:s/></text:span><text:span text:style-name="T165">документа, рассмотрение документа, исполнение документа", а бизнес-процесс – "работа с обращениями граждан".</text:span></text:p>
      <text:p text:style-name="P166"><text:span text:style-name="T167">Система электронного документооборота (СЭД)</text:span><text:span text:style-name="T168"> –<text:s/></text:span><text:span text:style-name="T169">это компьютерная программа (программное обеспечение, система), которая позволяет организовать работу<text:s/></text:span><text:span text:style-name="T170">с электронными документами (создание, изменение, поиск), а также взаимодействие между сотрудниками (передачу документов, выдачу заданий, отправку уведомлений и т.п.).Также СЭД называют EDMS (Electronic Document Management Systems) – система управления элек</text:span><text:span text:style-name="T171">тронными документами.</text:span></text:p>
      <text:p text:style-name="P172"><text:span text:style-name="T173">ECM (Enterprise Content Management)</text:span><text:span text:style-name="T174"> –<text:s/></text:span><text:span text:style-name="T175">в переводе этот термин звучит как "управление корпоративными информационными ресурсами (содержанием, наполнением, контентом)". Это понятие несколько шире, чем СЭД. Под ECM-системой понимают набор<text:s/></text:span><text:span text:style-name="T176">технологий, инструментов и методов, используемых для сбора, управления, накопления, хранения и доставки информации (контента) всем потребителям внутри организации. Например, для того чтобы стать ECM-системой, СЭД должна содержать средства сканирования доку</text:span><text:span text:style-name="T177">ментов, гарантировать сохранность документов, поддерживать правила хранения документов и т.д.</text:span></text:p>
      <text:p text:style-name="P178"><text:bookmark-start text:name="_Toc32860586"/><text:bookmark-end text:name="_Toc32860586"/>Задание 4</text:p>
      <text:p text:style-name="P179">Движение документов в организации с момента их создания или получения до завершения исполнения или отправления.</text:p>
      <text:p text:style-name="P180">Выберите один вариант из списка</text:p>
      <text:list text:style-name="LFO2" text:continue-numbering="true">
        <text:list-item>
          <text:p text:style-name="P181">workflow</text:p>
        </text:list-item>
        <text:list-item>
          <text:p text:style-name="P182">ЕСМ</text:p>
        </text:list-item>
        <text:list-item>
          <text:p text:style-name="P183">СЭД</text:p>
        </text:list-item>
        <text:list-item>
          <text:p text:style-name="P184">документооборот</text:p>
        </text:list-item>
      </text:list>
      <text:p text:style-name="P185"><text:bookmark-start text:name="_Toc32860587"/><text:bookmark-end text:name="_Toc32860587"/>Задание 5</text:p>
      <text:p text:style-name="P186">Система, которая позволяет организовать работу с электронными документами.</text:p>
      <text:p text:style-name="P187">Выберите один вариант из списка</text:p>
      <text:list text:style-name="LFO3" text:continue-numbering="true">
        <text:list-item>
          <text:p text:style-name="P188">документооборот</text:p>
        </text:list-item>
        <text:list-item>
          <text:p text:style-name="P189">СЭД</text:p>
        </text:list-item>
        <text:list-item>
          <text:p text:style-name="P190">ЕСМ</text:p>
        </text:list-item>
        <text:list-item>
          <text:p text:style-name="P191">workflow</text:p>
        </text:list-item>
      </text:list>
      <text:p text:style-name="P192"><text:bookmark-start text:name="_Toc32860588"/><text:bookmark-end text:name="_Toc32860588"/>Задание 6</text:p>
      <text:p text:style-name="P193">Набор технологий используемых для сбора, управления, накопления, хранения и доставки информации всем потребителям внутри организации.</text:p>
      <text:p text:style-name="P194">Выберите один вариант из списка</text:p>
      <text:list text:style-name="LFO4" text:continue-numbering="true">
        <text:list-item>
          <text:p text:style-name="P195">документооборот</text:p>
        </text:list-item>
        <text:list-item>
          <text:p text:style-name="P196">ЕСМ</text:p>
        </text:list-item>
        <text:list-item>
          <text:p text:style-name="P197">СЭД</text:p>
        </text:list-item>
        <text:list-item>
          <text:p text:style-name="P198">workflow</text:p>
        </text:list-item>
      </text:list>
      <text:p text:style-name="P199"><text:bookmark-start text:name="_Toc32860589"/><text:bookmark-end text:name="_Toc32860589"/>Задание 7</text:p>
      <text:p text:style-name="P200">Последовательность действий сотрудников в рамках определенного бизнес-процесса.</text:p>
      <text:p text:style-name="P201">Выберите один вариант из списка</text:p>
      <text:list text:style-name="LFO5" text:continue-numbering="true">
        <text:list-item>
          <text:p text:style-name="P202">СЭД</text:p>
        </text:list-item>
        <text:list-item>
          <text:p text:style-name="P203">ЕСМ</text:p>
        </text:list-item>
        <text:list-item>
          <text:p text:style-name="P204">документооборот</text:p>
        </text:list-item>
        <text:list-item>
          <text:p text:style-name="P205">workflow</text:p>
        </text:list-item>
      </text:list>
      <text:p text:style-name="P206"> </text:p>
      <text:p text:style-name="P207">Основные принципы электронного документооборота:</text:p>
      <text:p text:style-name="P208">·         Однократная регистрация документа, позволяющая однозначно идентифицировать документ.</text:p>
      <text:p text:style-name="P209">·         Возможность параллельного выполнения операций,<text:s/>позволяющая сократить время движения документов и повышения оперативности их исполнения</text:p>
      <text:p text:style-name="P210">·         Непрерывность движения документа, позволяющая идентифицировать ответственного за исполнение документа (задачи) в каждый момент времени жизни документа (процесса).</text:p>
      <text:p text:style-name="P211">·         Единая (или согласованная распределённая) база документной информации, позволяющая исключить возможность дублирования документов.</text:p>
      <text:p text:style-name="P212">·         Эффективно организованная система поиска документа, позволяющая находить документ, обладая минимальной информацией о нём.</text:p>
      <text:p text:style-name="P213">·         Развитая система отчётности по различным статусам и атрибутам документов, позволяющая контролировать движение документов по процессам документооборота и принимать управленческие решения, основываясь на данных из отчётов.</text:p>
      <text:p text:style-name="P214"/>
      <text:p text:style-name="P215"> </text:p>
      <text:p text:style-name="P216">Преимущества электронного документооборота</text:p>
      <text:p text:style-name="P217"><text:span text:style-name="T218">Прозрачность бизнес-процессов</text:span><text:span text:style-name="T219">. Система обеспечивает возможность отслеживания этапов выполнения бизнес-процессов, что делает всю деятельность в организации абсолютно прозрачной для руководства и контролируемой.</text:span></text:p>
      <text:p text:style-name="P220"><text:span text:style-name="T221">Повы</text:span><text:span text:style-name="T222">шение исполнительской дисциплины</text:span><text:span text:style-name="T223">. По статистике 20% полученных заданий не выполняются ответственными за них работниками. Предоставляя полный контроль всех этапов работ для руководства, ECM-система напрямую влияет на исполнительскую дисциплину сотрудников.</text:span></text:p>
      <text:p text:style-name="P224"><text:span text:style-name="T225">Сокращение затрат времени руководителей и сотрудников</text:span><text:span text:style-name="T226">. Использование системы сокращает временные затраты практически на все рутинные операции с документами (создание, поиск, согласование и т.д.). Кроме того, происходит ускорение документооборота и, как сле</text:span><text:span text:style-name="T227">дствие, всех процессов в организации.</text:span></text:p>
      <text:p text:style-name="P228"><text:span text:style-name="T229">Обеспечение конфиденциальности информации</text:span><text:span text:style-name="T230">. Утечка конфиденциальной информации может повлечь за собой миллионные убытки организации. В отличие от традиционного "бумажного" документооборота, ECM-система обеспечивает дост</text:span><text:span text:style-name="T231">уп к документам строго в соответствии с назначенными правами пользователей, все действия над документом (чтение, изменение, подписание), протоколируются.</text:span></text:p>
      <text:p text:style-name="P232"><text:span text:style-name="T233">Выполнение требований стандартов ISO 9000</text:span><text:span text:style-name="T234">. Постановка менеджмента качества в настоящее время стала одн</text:span><text:span text:style-name="T235">ой из приоритетных задач, решаемых российскими компаниями. Одно из требований к системе менеджмента качества (СМК) – это прозрачно поставленный документооборот и информационное взаимодействие. Преимущества использования ECM-системы при постановке СМК:</text:span></text:p>
      <text:p text:style-name="P236">·         обеспечение строгого выполнения разделов стандарта ISO 9001:2000 по управлению документами и записями;</text:p>
      <text:p text:style-name="P237">·         поддержка выполнения регламентов сотрудниками в рамках описанных бизнес-процессов;</text:p>
      <text:p text:style-name="P238">·         предоставление средств для контроля со стороны руководства за функционированием СМК.</text:p>
      <text:p text:style-name="P239"><text:span text:style-name="T240">Легкость внедрения инноваций и обучения</text:span><text:span text:style-name="T241">. Благодаря системе оповещения, построенной на базе ECM-системы можно быстро довести новые правила работы до всех сотрудников. Сокращаются сроки обучения новых сотрудников за с</text:span><text:span text:style-name="T242">чет возможности быстрого поиска необходимой для работы информации (положений, инструкций и т.п.). Легко меняются маршруты прохождения и шаблоны документов, после чего сотрудники автоматически начинают работать по-новому.</text:span></text:p>
      <text:p text:style-name="P243"><text:span text:style-name="T244">Развитие корпоративной культуры</text:span><text:span text:style-name="T245">. Пр</text:span><text:span text:style-name="T246">оцесс внедрения ECM-системы налаживает и поддерживает корпоративную культуру. Оптимизация взаимодействия сотрудников и развитие горизонтальных связей приводят к сплочению команды. В то же время возрастает ответственность каждого сотрудника за качественное<text:s/></text:span><text:span text:style-name="T247">выполнение выданного ему задания.</text:span></text:p>
      <text:p text:style-name="P248"><text:span text:style-name="T249">Рост конкурентных преимуществ</text:span><text:span text:style-name="T250">. Внедрение ECM-системы напрямую отражается на конкурентных преимуществах компании перед другими игроками рынка. Повышается скорость и качество обслуживания клиентов за счет ускорения движения<text:s/></text:span><text:span text:style-name="T251">информационных потоков и четкого контроля всех процессов. Функционирование даже крупного предприятия становится более мобильным и меньше зависит от конкретных "незаменимых" сотрудников.</text:span></text:p>
      <text:p text:style-name="P252"><text:bookmark-start text:name="_Toc32860590"/><text:bookmark-end text:name="_Toc32860590"/>Задание 8</text:p>
      <text:p text:style-name="P253">С помощью ресурсов Интернета сопоставьте колонки с<text:s/>номерами ФЗ и их названиями</text:p>
      <text:p text:style-name="P254"/>
      <text:p text:style-name="P255">Федеральный закон от 29.07 2004 <text:s/>Об информации, информационных технологиях и о защите информации</text:p>
      <text:p text:style-name="P256">Федеральный закон от 06.05.2011 №63-фз Об обязательном экземпляре документов</text:p>
      <text:p text:style-name="P257">Федеральный закон от 27.07.2006 №149-ФЗ О коммерческой тайне</text:p>
      <text:p text:style-name="P258">Федеральный закон от 27.07.2006 № 152-ФЗ Об электронной подписи</text:p>
      <text:p text:style-name="P259">Федеральный закон от 29.12.1994 № 77-ФЗ О персональных данных</text:p>
      <text:p text:style-name="P260"><text:bookmark-start text:name="_Toc32860591"/><text:bookmark-end text:name="_Toc32860591"/>Задание 9</text:p>
      <text:p text:style-name="P261">С помощью ресурсов Интернета сопоставьте колонки с документами</text:p>
      <text:p text:style-name="P262">Сопоставьте значения из двух списков</text:p>
      <text:p text:style-name="P263"/>
      <text:p text:style-name="P264">ГОСТ Р 53855-2013 Информация и документация. Системы управления документации. Основные положения и словарь</text:p>
      <text:p text:style-name="P265">ГОСТ Р 7.0.97 2016 Международная система стандартизации Термины и определения</text:p>
      <text:p text:style-name="P266">ГОСТ Р 7.0.8 2013 СИБИД Правила составления и оформления организационно-распределительной документации</text:p>
      <text:p text:style-name="P267">СТО ЗЕТ Система менеджмента качества Защита информации Основные термины и определения</text:p>
      <text:p text:style-name="P268">ГОСТ 1 1 2002 Системы электронного документооборота<text:s/>Взаимодействие системы управления документами Технические требования к электронному сообщению</text:p>
      <text:p text:style-name="P269"/>
      <text:p text:style-name="P270">Функционал и классификация СЭД и ECM-систем</text:p>
      <text:p text:style-name="P271"><text:span text:style-name="T272"> </text:span><text:span text:style-name="T273">СЭД </text:span><text:span text:style-name="T274">ориентируется на работу со структурированной<text:s/></text:span><text:span text:style-name="T275">информацией – документом, у которого есть реквизитная и информационная (текст, картинка, в том числе отсканированный документ, файл мультимедиа и пр.) части.</text:span></text:p>
      <text:p text:style-name="P276"><text:span text:style-name="T277">Система ECM </text:span><text:span text:style-name="T278">ориентируется на работу с неструктурированной информацией в любом виде, включая офисны</text:span><text:span text:style-name="T279">е текстовые и табличные электронные документы, документы в формате </text:span><text:a xlink:href="http://www.tadviser.ru/index.php?title=PDF&amp;action=edit&amp;redlink=1" office:target-frame-name="_top" xlink:show="replace"><text:span text:style-name="T280">PDF</text:span></text:a><text:span text:style-name="T281">, а также рисунки, чертежи, графики, презентации, сканированные изображения, сообщения<text:s/></text:span><text:span text:style-name="T282">электронной почты, web-страницы, видео, аудиофайлы.</text:span></text:p>
      <text:p text:style-name="P283"><text:span text:style-name="T284">Логика развития СЭД и ECM неизбежно приводит к сближению их функциональности, различия между ними стираются и можно говорить</text:span><text:span text:style-name="T285"> </text:span><text:span text:style-name="T286">об идентичности этих понятий.</text:span></text:p>
      <text:p text:style-name="P287">По заявлениям исследовательской компании Gartner,<text:s/>к ECM могут быть отнесены системы, поддерживающие не менее трех из шести функций:</text:p>
      <text:p text:style-name="P288">·         управление документами (выписка/возврат, контроль версий, безопасность, группировка документов и т.д.);</text:p>
      <text:p text:style-name="P289">·         совместная работа над общими документами и поддержка проектных команд;</text:p>
      <text:p text:style-name="P290">·         сканирование документов и управление образами бумажных документов;</text:p>
      <text:p text:style-name="P291">·         управление записями для долгосрочного архивного хранения, автоматизации правил и нормативов хранения, гарантирование соответствия записей законодательству и регулирующим правилам;</text:p>
      <text:p text:style-name="P292">·         workflow для поддержки бизнес-процессов, маршрутизации контента, назначение рабочих задач и состояний, трассировка маршрутов и контроль исполнения;</text:p>
      <text:p text:style-name="P293">·         управление веб-контентом для автоматизации публикаций,<text:s/>управление динамическим контентом и взаимодействием пользователей для этих задач.</text:p>
      <text:p text:style-name="P294">В соответствии с количеством реализуемых функций СЭД делятся на:</text:p>
      <text:p text:style-name="P295">·         системы делопроизводства</text:p>
      <text:p text:style-name="P296">·         электронные архивы</text:p>
      <text:p text:style-name="P297">·         workflow-системы</text:p>
      <text:p text:style-name="P298">·         комплексные или ECM-системы.</text:p>
      <text:p text:style-name="P299"><text:bookmark-start text:name="_Toc32860592"/><text:bookmark-end text:name="_Toc32860592"/>Задание 10</text:p>
      <text:p text:style-name="P300">Выберите все возможные варианты, на которые делятся СЭД</text:p>
      <text:p text:style-name="P301">Выберите все подходящие ответы из списка</text:p>
      <text:list text:style-name="LFO6" text:continue-numbering="true">
        <text:list-item>
          <text:p text:style-name="P302">электронные архивы</text:p>
        </text:list-item>
        <text:list-item>
          <text:p text:style-name="P303">ЭДО-системы</text:p>
        </text:list-item>
        <text:list-item>
          <text:p text:style-name="P304">ECM-системы</text:p>
        </text:list-item>
        <text:list-item>
          <text:p text:style-name="P305">системы делопроизводства</text:p>
        </text:list-item>
        <text:list-item>
          <text:p text:style-name="P306">workflow-системы</text:p>
        </text:list-item>
        <text:list-item>
          <text:p text:style-name="P307">электронные письма</text:p>
        </text:list-item>
      </text:list>
      <text:p text:style-name="P308"> </text:p>
      <text:p text:style-name="P309">Внедрение<text:s/>ECM-системы</text:p>
      <text:p text:style-name="P310"><text:span text:style-name="T311">Выбор и приобретение ECM-системы</text:span><text:span text:style-name="T312"> </text:span><text:span text:style-name="T313">- это только первый шаг на пути построения электронного документооборота в организации. Прежде чем система заработает и реально начнет приносить эффект, предстоит процесс внедрения.</text:span></text:p>
      <text:p text:style-name="P314"><text:span text:style-name="T315">Внедрение ECM-системы обычно<text:s/></text:span><text:span text:style-name="T316">состоит из следующих </text:span><text:span text:style-name="T317">этапов</text:span><text:span text:style-name="T318">:</text:span></text:p>
      <text:p text:style-name="P319">·         организация проекта, выделение персонала (руководитель проекта и рабочая группа);</text:p>
      <text:p text:style-name="P320">·         исследование предприятия и проектирование решений по использованию ECM-системы;</text:p>
      <text:p text:style-name="P321">·         настройка и адаптация ECM-системы;</text:p>
      <text:p text:style-name="P322">·         обучение персонала;</text:p>
      <text:p text:style-name="P323">·         опытная эксплуатация.</text:p>
      <text:p text:style-name="P324"><text:span text:style-name="T325">Организовать процесс внедрения предприятие может </text:span><text:span text:style-name="T326">самостоятельно</text:span><text:span text:style-name="T327"> или </text:span><text:span text:style-name="T328">с привлечением сторонней фирмы-внедренца</text:span><text:span text:style-name="T329">.</text:span></text:p>
      <text:p text:style-name="P330">В первом случае потребуется больше времени и усилий со стороны собственных сотрудников, сроки внедрения скорее всего затянутся.</text:p>
      <text:p text:style-name="P331">Во втором случае потребуются значительные финансовые затраты на оплату услуг сторонней организации, но сроки и результат проекта буду более гарантированы.</text:p>
      <text:p text:style-name="P332">В любом случае обязательными для успешного<text:s/>внедрения являются следующие правила:</text:p>
      <text:p text:style-name="P333">·         активное участие руководства в процессе внедрения и использования ECM-системы;</text:p>
      <text:p text:style-name="P334">·         выделение и углубленное обучение ключевых сотрудников для внедрения и поддержки ECM-системы;</text:p>
      <text:p text:style-name="P335">·         организация обучения всех пользователей и предоставление инструкций по работе с системой.</text:p>
      <text:p text:style-name="P336"><text:bookmark-start text:name="_Toc32860593"/><text:bookmark-end text:name="_Toc32860593"/>Задание 11</text:p>
      <text:p text:style-name="P337">Расставьте этапы внедрения ECM-системы в правильной последовательности:</text:p>
      <text:p text:style-name="P338">Расположите элементы списка в правильном порядке</text:p>
      <text:p text:style-name="P339"/>
      <text:p text:style-name="P340">Исследование предприятия и проектирование решений по использованию ЕСМ-системы</text:p>
      <text:p text:style-name="P341">Организация проекта, выделение персонала</text:p>
      <text:p text:style-name="P342">Обучение персонала</text:p>
      <text:p text:style-name="P343">Опытная эксплуатация</text:p>
      <text:p text:style-name="P344">Настройка и адаптация ЕСМ-системы</text:p>
      <text:p text:style-name="P345"> </text:p>
      <text:p text:style-name="P346"><text:bookmark-start text:name="_Toc32860594"/><text:bookmark-end text:name="_Toc32860594"/>1.2 Популярные СЭД/ECM</text:p>
      <text:p text:style-name="P347">Популярные СЭД/ЕСМ</text:p>
      <text:p text:style-name="P348">По данным на декабрь 2018 года, база СЭД/ECM-проектов включала информацию о более чем 5,1 тыс. внедрений. С декабря 2017 года, т.е. с момента публикации предыдущего отчета, она пополнилась почти на 700 новых и архивных проектов.</text:p>
      <text:p text:style-name="P349">Больше половины всех проектов приходится на отечественные системы – Directum, Elma, Docsvision, Дело и Тезис, 1С: Документооборот.</text:p>
      <text:p text:style-name="P350"><text:span text:style-name="T351">Если смотреть на внедрения всех продуктов класса СЭД/ECM </text:span><text:span text:style-name="T352">конкретных вендоров</text:span><text:span text:style-name="T353">, то по количеству проектов пятерка лидеров будет выглядеть так:<text:s/></text:span><text:span text:style-name="T354">Директум, Elma, ЭОС, Доксвижн и Haulmont.</text:span></text:p>
      <text:p text:style-name="P355">Главный тренд российского рынка СЭД/ЕСМ</text:p>
      <text:p text:style-name="P356">состоит в его консолидации из четырех более или менее самостоятельных рынков:</text:p>
      <text:p text:style-name="P357">·         СЭД – классических систем (приложений и платформ) электронного документооборота, автоматизирующих работу управленческого аппарата,</text:p>
      <text:p text:style-name="P358">·         ECM – платформ управления контентом, электронных архивов, централизованных хранилищ всех документов предприятия, как неформализованных, так и формализованных,</text:p>
      <text:p text:style-name="P359">·         BPM – платформ<text:s/>управления бизнес-процессами, в части, касающейся управлением контентом и workflow,</text:p>
      <text:p text:style-name="P360">·         ЭДО/EDI – операторов внешнего юридически значимого электронного оборота.</text:p>
      <text:p text:style-name="P361">Интеграция этих рынков связана с использованием «разделяемых» ими технологий.</text:p>
      <text:p text:style-name="P362">Сохраняется<text:s/>и один из главных трендов последних лет – импортозамещение. Но теперь он проявляется не в острой динамике, а в стабильном спросе на российские продукты со стороны крупных компаний. Отечественные решения становятся более зрелыми, а новые разработки - еще более адаптированными под отечественную специфику документооборота.</text:p>
      <text:p text:style-name="P363">Рост доверия к системам электронного документооборота способствует тому, что все больше заказчиков готовы автоматизировать не только внутренние процессы документооборота, но и процессы обмена юридически значимыми документами со своими контрагентами. Заказчики начинают понимать, что автоматизация процессов обмена электронным контентом позволяет им экономить время и ресурсы на ручной обработке документации, ее согласовании и передаче. Освободившееся время сотрудников они могут направить на решение других задач, способствующих повышению эффективности бизнеса.</text:p>
      <text:p text:style-name="P364"> </text:p>
      <text:p text:style-name="P365"><text:bookmark-start text:name="_Toc32860595"/><text:bookmark-end text:name="_Toc32860595"/>Задание 1</text:p>
      <text:p text:style-name="P366">Заменить обмен информацией и документами, осуществляемый на бумажных носителях, электронным документооборотом между компьютерными сетями является основной задачей чего?</text:p>
      <text:p text:style-name="P367">Выберите один вариант из списка</text:p>
      <text:list text:style-name="LFO7" text:continue-numbering="true">
        <text:list-item>
          <text:p text:style-name="P368">ЕМС</text:p>
        </text:list-item>
        <text:list-item>
          <text:p text:style-name="P369">ВРМ</text:p>
        </text:list-item>
        <text:list-item>
          <text:p text:style-name="P370">ЭДО</text:p>
        </text:list-item>
        <text:list-item>
          <text:p text:style-name="P371">EDI</text:p>
        </text:list-item>
      </text:list>
      <text:p text:style-name="P372"><text:bookmark-start text:name="_Toc32860596"/><text:bookmark-end text:name="_Toc32860596"/>Задание 2</text:p>
      <text:p text:style-name="P373">Сопоставьте колонки с рынками СЭД/ЕСМ</text:p>
      <text:p text:style-name="P374">Сопоставьте значения из двух списков</text:p>
      <text:p text:style-name="P375"/>
      <text:p text:style-name="P376"><text:span text:style-name="T377">СЭД</text:span><text:span text:style-name="T378"><text:s/></text:span><text:span text:style-name="T379">платформа управления бизнес-процессами в части касающейся управлением контентом и<text:s/></text:span><text:span text:style-name="T380">workflow</text:span></text:p>
      <text:p text:style-name="P381">ЕСМ<text:s/>системы электронного документоооборота, автоматизирующая работу управленческого аппарата</text:p>
      <text:p text:style-name="P382">ВРМ платформа управления контентом, электронных архивов, централизованных хранилищ всех документов предприятия</text:p>
      <text:p text:style-name="P383"><text:span text:style-name="T384">EDI</text:span><text:span text:style-name="T385"><text:s/>оператор внешнего юридически значимого электронного оборота</text:span></text:p>
      <text:p text:style-name="P386"><text:bookmark-start text:name="_Toc32860597"/><text:bookmark-end text:name="_Toc32860597"/>Задание 3</text:p>
      <text:p text:style-name="P387">Заполните пропуски</text:p>
      <text:p text:style-name="P388"><text:span text:style-name="T389">Заказчики готовы автоматизировать не только </text:span><text:span text:style-name="T390"><draw:frame draw:style-name="a4" draw:name="Изображение59" text:anchor-type="as-char" svg:x="0in" svg:y="0in" svg:width="0.8437in" svg:height="0.25in" style:rel-width="scale" style:rel-height="scale"><draw:image xlink:href="media/image2.gif" xlink:type="simple" xlink:show="embed" xlink:actuate="onLoad"/><svg:title/><svg:desc/></draw:frame></text:span><text:span text:style-name="T391"> про</text:span><text:span text:style-name="T392">цессы документооборота, но и процессы обмена </text:span><text:span text:style-name="T393"><draw:frame draw:style-name="a5" draw:name="Изображение60" text:anchor-type="as-char" svg:x="0in" svg:y="0in" svg:width="0.8437in" svg:height="0.25in" style:rel-width="scale" style:rel-height="scale"><draw:image xlink:href="media/image2.gif" xlink:type="simple" xlink:show="embed" xlink:actuate="onLoad"/><svg:title/><svg:desc/></draw:frame></text:span><text:span text:style-name="T394"> значимыми документами со своими контрагентами.</text:span></text:p>
      <text:p text:style-name="P395"> </text:p>
      <text:p text:style-name="P396"/>
      <text:p text:style-name="P397"> </text:p>
      <text:p text:style-name="P398">Возможности СЭД</text:p>
      <text:p text:style-name="P399">Развитие облачных СЭД – это вопрос уже не технологии построения систем, это вопрос готовности клиентов размещать свои данные в<text:s/>«облаке».</text:p>
      <text:p text:style-name="P400"><text:span text:style-name="T401">Несомненно, сегмент облачных СЭД является самым быстрорастущим последние годы, так как эти технологии дают преимущества: скорость развертывания рабочих мест, удобство взаимодействия между распределенными подразделениями, возможность удаленной раб</text:span><text:span text:style-name="T402">оты, контроль конфиденциальной информации и пр. Есть компании, которые с охотой это делают и понимают, что это дает им возможность уменьшить затраты и повысить эффективность бизнеса. А есть компании, которые боятся потерять данные в «облаке» или просто не<text:s/></text:span><text:span text:style-name="T403">понимают, как выстроить бизнес-процессы между географически распределенными филиалами. Но переход в «облако» – не панацея, а вопрос консалтинга в каждом конкретном случае, - говорит Дмитрий Лившиц, генеральный директор «</text:span><text:a xlink:href="http://www.tadviser.ru/index.php/Компания:Digital_Design_(Диджитал_Дизайн)" office:target-frame-name="_top" xlink:show="replace"><text:span text:style-name="T404">Диджитал Дизайн</text:span></text:a><text:span text:style-name="T405">».</text:span></text:p>
      <text:p text:style-name="P406">Функционал СЭД/ЕСМ-систем охватывает все больше бизнес-процессов за пределами классического документооборота. Данные решения уже «перетянули» на себя некоторые функции других ИТ-систем, а в дальнейшем этот тренд продолжится.</text:p>
      <text:p text:style-name="P407"/>
      <text:p text:style-name="P408"><text:span text:style-name="T409">Еще один инновационный инструмент направлен на автоматизацию взаимодействия – это чат-бот, который интегрирован с СЭД и позволяет настроить взаимодействие внутри компании или с внешними участниками процесса. Чат-</text:span><text:span text:style-name="T410">бот собирает информацию поэтапно, что позволяет не терять информацию, передавать ее на обработку в СЭД и отправлять обратно, - рассказывает директор по маркетингу </text:span><text:a xlink:href="http://www.tadviser.ru/index.php/Компания:ЭОС" office:target-frame-name="_top" xlink:show="replace"><text:span text:style-name="T411">ЭОС</text:span></text:a><text:span text:style-name="T412"> </text:span><text:span text:style-name="T413">Елена Иванова.</text:span></text:p>
      <text:p text:style-name="P414">Мир движется в сторону мультиканальности взаимодействия – этого хотят заказчики и под это придется подстраиваться производителям СЭД и ЕСМ. Современные решения должны работать с любыми устройствами и на любых операционных системах.</text:p>
      <text:p text:style-name="P415">Одновременно рост числа обрабатываемых в СЭД документов и популяризация концепции BYOD, когда сотрудники используют личные устройства для решения рабочих задач, увеличивают опасения заказчиков в области сохранности конфиденциальных корпоративных данных. ECM относятся к категории бизнес-критичных систем, поэтому бизнес-пользователи предъявляют повышенные требования к инструментам ИБ и обеспечению конфиденциальности данных.</text:p>
      <text:p text:style-name="P416"><text:span text:style-name="T417">В связи с этим вендоры совершенствуют алгоритмы киберзащиты, обеспечивают тесную интеграцию ECM с инструментами кибербезо</text:span><text:span text:style-name="T418">пасности или даже «вшивают» модули безопасности, разработанные с применением новейших методов шифрования, прямо в системы. Более того, новые технологии полностью меняют подходы к ИБ: по данным глобального отчета </text:span><text:a xlink:href="http://www.tadviser.ru/index.php/Cisco" office:target-frame-name="_top" xlink:show="replace"><text:span text:style-name="T419">Cisco</text:span></text:a><text:span text:style-name="T420"> </text:span><text:span text:style-name="T421">о кибербезопасности за 2018 год,</text:span></text:p>
      <text:p text:style-name="P422"><text:span text:style-name="T423"><text:tab/></text:span><text:span text:style-name="T424">39% организаций зависят от автоматизации,</text:span></text:p>
      <text:p text:style-name="P425"><text:span text:style-name="T426">34% - от машинного обучения, и</text:span></text:p>
      <text:p text:style-name="P427"><text:span text:style-name="T428">32% - от искусственного интеллекта в борьбе с киберугрозами,</text:span></text:p>
      <text:p text:style-name="P429"><text:span text:style-name="T430">- поясняет Роман Коновалов, генеральный директор «АйДи –<text:s/></text:span><text:span text:style-name="T431">Технологии управления».</text:span></text:p>
      <text:p text:style-name="P432">Искусственный интеллект</text:p>
      <text:p text:style-name="P433"/>
      <text:p text:style-name="P434">Появление контента в системе и его обработка будет происходить с максимальным участием искусственного интеллекта. Искусственный интеллект способен извлекать данные из неструктурированных документов, осуществлять их классификацию, тегирование, занесение в систему и выстраивать дальнейшую маршрутизацию. Это подразумевает не только определение ответственных, но и формирование проектов автоматических ответов на основе исторических данных по переписке. Искусственный интеллект может проверять не только форму, но и содержание документов: их комплектность, наличие и корректность необходимых реквизитов, выявлять риски в рамках условий договора (авансовые платежи, штрафные санкции и т.п.).  </text:p>
      <text:p text:style-name="P435">В этом процессе роль искусственного интеллекта — исключить лишние этапы, снизить нагрузку на людей, которые обрабатывают документы. Необходимо освободить их для более интеллектуальной работы, а процессы занесения и маршрутизации оставить системе.</text:p>
      <text:p text:style-name="P436"><text:span text:style-name="T437">Что касается </text:span><text:span text:style-name="T438">цифровизации процессов</text:span><text:span text:style-name="T439">,<text:s/></text:span><text:span text:style-name="T440">то в этом направлении интеллектуальные инструменты и будут не только выполнять рутинные операции, но и самостоятельно принимать решения на основании данных в системе, недоступных человеку для анализа. Речь идет о небольших по значимости решениях, которые н</text:span><text:span text:style-name="T441">еобходимо принимать каждый день. Подобных рутинных решений очень много, поэтому их необходимо переложить с человека на машину.</text:span></text:p>
      <text:p text:style-name="P442">В качестве дополнительного тренда можно выделить роботизацию процессов с помощью различных систем-надстроек типа Robotic<text:s/>Process Automation. Данную технологию нельзя назвать полностью интеллектуальной, но она находит применение во многих крупных организациях. Если искусственный интеллект — это «мозг» системы, который может анализировать информацию и предлагать кратчайший путь решения проблем, то программные роботы — это «руки», которые могут выполнять повторяющиеся рутинные операции по приказу «мозга».</text:p>
      <text:p text:style-name="P443"><text:span text:style-name="T444">Еще одно направление — это </text:span><text:span text:style-name="T445">расширение мобильности</text:span><text:span text:style-name="T446">. Речь идет не только о развитии стандартных приложений, но и об активном пр</text:span><text:span text:style-name="T447">именении чат-ботов.</text:span></text:p>
      <text:p text:style-name="P448">Из инноваций, которые будут активно развиваться в ближайшие годы, также стоит отметить блокчейн. Сейчас перспективным направлением развития технологии является применение цепочки блоков для обеспечения юридической значимости документов,<text:s/>помещаемых на долговременное хранение. Использование технологии блокчейн для хранения хешей документа позволяет легко и быстро доказать его неизменность вне зависимости от срока хранения.</text:p>
      <text:p text:style-name="P449"><text:bookmark-start text:name="_Toc32860598"/><text:bookmark-end text:name="_Toc32860598"/>Задание 4</text:p>
      <text:list text:style-name="LFO8" text:continue-numbering="true">
        <text:list-item>
          <text:p text:style-name="P450">Выберите все возможные преимущества, которые дают<text:s/>технологии СЭД</text:p>
        </text:list-item>
        <text:list-item>
          <text:p text:style-name="P451">Выберите все подходящие ответы из списка</text:p>
        </text:list-item>
        <text:list-item>
          <text:p text:style-name="P452">хранение всех бумажных документов</text:p>
        </text:list-item>
        <text:list-item>
          <text:p text:style-name="P453">удобство взаимодействия между распределенными подразделениями</text:p>
        </text:list-item>
        <text:list-item>
          <text:p text:style-name="P454">невозможность удаленной работы</text:p>
        </text:list-item>
        <text:list-item>
          <text:p text:style-name="P455">контроль конфиденциальной информации</text:p>
        </text:list-item>
        <text:list-item>
          <text:p text:style-name="P456">скорость развертывания рабочих мест</text:p>
        </text:list-item>
      </text:list>
      <text:p text:style-name="P457"><text:bookmark-start text:name="_Toc32860599"/><text:bookmark-end text:name="_Toc32860599"/>Задание 5</text:p>
      <text:p text:style-name="P458">Выберите все возможные варианты, почему некоторые компании не переходят в «облако»</text:p>
      <text:p text:style-name="P459">Выберите все подходящие ответы из списка</text:p>
      <text:list text:style-name="LFO9" text:continue-numbering="true">
        <text:list-item>
          <text:p text:style-name="P460">им лень</text:p>
        </text:list-item>
        <text:list-item>
          <text:p text:style-name="P461">боятся потерять данные</text:p>
        </text:list-item>
        <text:list-item>
          <text:p text:style-name="P462">не боятся потерять данные</text:p>
        </text:list-item>
        <text:list-item>
          <text:p text:style-name="P463">не понимают, как выстроить бизнес-процессы</text:p>
        </text:list-item>
        <text:list-item>
          <text:p text:style-name="P464">понимают, как выстроить бизнес-процессы</text:p>
        </text:list-item>
      </text:list>
      <text:p text:style-name="P465"/>
      <text:p text:style-name="P466"><text:bookmark-start text:name="_Toc32860602"/><text:bookmark-end text:name="_Toc32860602"/><text:span text:style-name="T467">Задание 6</text:span></text:p>
      <text:p text:style-name="P468">О чем речь: интегрирован с СЭД и позволяет настроить взаимодействие внутри компании или с внешними участниками процесса.</text:p>
      <text:p text:style-name="P469">Выберите один вариант из списка</text:p>
      <text:list text:style-name="LFO10" text:continue-numbering="true">
        <text:list-item>
          <text:p text:style-name="P470">чат-бот</text:p>
        </text:list-item>
        <text:list-item>
          <text:p text:style-name="P471">доксвижн</text:p>
        </text:list-item>
        <text:list-item>
          <text:p text:style-name="P472">искусственный интеллект</text:p>
        </text:list-item>
        <text:list-item>
          <text:p text:style-name="P473">блокчейн</text:p>
        </text:list-item>
        <text:list-item>
          <text:p text:style-name="P474">консалтинг</text:p>
        </text:list-item>
      </text:list>
      <text:p text:style-name="P475"><text:bookmark-start text:name="_Toc32860603"/><text:bookmark-end text:name="_Toc32860603"/><text:span text:style-name="T476">Задание 7</text:span></text:p>
      <text:p text:style-name="P477">О чем речь: применение цепочки блоков для обеспечения юридической значимости документов, помещаемых на долговременное хранение, хранение хешей документа позволяет легко и быстро доказать его неизменность вне зависимости от срока хранения.</text:p>
      <text:p text:style-name="P478">Выберите один вариант из списка</text:p>
      <text:list text:style-name="LFO11" text:continue-numbering="true">
        <text:list-item>
          <text:p text:style-name="P479">искусственный интеллект</text:p>
        </text:list-item>
        <text:list-item>
          <text:p text:style-name="P480">консалтинг</text:p>
        </text:list-item>
        <text:list-item>
          <text:p text:style-name="P481">блокчейн</text:p>
        </text:list-item>
        <text:list-item>
          <text:p text:style-name="P482">доксвижн</text:p>
        </text:list-item>
        <text:list-item>
          <text:p text:style-name="P483">чат-бот</text:p>
        </text:list-item>
      </text:list>
      <text:p text:style-name="P484"><text:bookmark-start text:name="_Toc32860604"/><text:bookmark-end text:name="_Toc32860604"/><text:span text:style-name="T485">Задание 8</text:span></text:p>
      <text:p text:style-name="P486">О чем речь: собирает информацию поэтапно, что позволяет не терять информацию, передавать ее на обработку в СЭД и отправлять обратно.</text:p>
      <text:p text:style-name="P487">Выберите один вариант из списка</text:p>
      <text:p text:style-name="P488">искусственный интеллект</text:p>
      <text:p text:style-name="P489">чат-бот</text:p>
      <text:p text:style-name="P490">блокчейн</text:p>
      <text:p text:style-name="P491">консалтинг</text:p>
      <text:p text:style-name="P492">доксвижн</text:p>
      <text:p text:style-name="P493"> </text:p>
      <text:p text:style-name="P494"/>
      <text:p text:style-name="P495">задание к зачету</text:p>
      <text:p text:style-name="P496"/>
      <text:list text:style-name="LFO12" text:continue-numbering="true">
        <text:list-item>
          <text:p text:style-name="P497">Выбрать одну из СЭД России, обосновать предложение по ее внедрению, преимущества и недостатки.</text:p>
        </text:list-item>
        <text:list-item>
          <text:p text:style-name="P498"><text:span text:style-name="T499">Работу оформить в виде презентации либо в тестовом файле с<text:s/></text:span><text:span text:style-name="T500">вставкой<text:s/></text:span><text:span text:style-name="T501">картинок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5-09-16T14:08:00Z</meta:creation-date>
    <dc:date>2025-11-20T16:47:00Z</dc:date>
    <meta:template xlink:href="Normal.dotm" xlink:type="simple"/>
    <meta:editing-cycles>4</meta:editing-cycles>
    <meta:editing-duration>PT1800S</meta:editing-duration>
    <meta:document-statistic meta:page-count="1" meta:paragraph-count="50" meta:word-count="3767" meta:character-count="25191" meta:row-count="178" meta:non-whitespace-character-count="21474"/>
  </office:meta>
</office:document-meta>
</file>